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2.5091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4516in"/>
    </style:style>
    <style:style style:name="co6" style:family="table-column">
      <style:table-column-properties fo:break-before="auto" style:column-width="1.5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PKI Lo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lotImages</text:p>
          </table:table-cell>
          <table:table-cell table:style-name="Default" office:value-type="string">
            <text:p>.JPG</text:p>
          </table:table-cell>
          <table:table-cell table:style-name="Default"/>
          <table:table-cell/>
          <table:table-cell office:value-type="string">
            <text:p>startsite</text:p>
          </table:table-cell>
        </table:table-row>
        <table:table-row table:style-name="ro1">
          <table:table-cell office:value-type="float" office:value="1">
            <text:p>001</text:p>
          </table:table-cell>
          <table:table-cell table:formula="oooc:=CONCATENATE([.$A$1];&quot; &quot;;TEXT([.A2];&quot; 000&quot;);[.$B$1])" office:value-type="string" office:string-value="lotImages 001.JPG">
            <text:p>lotImages 001.JPG</text:p>
          </table:table-cell>
          <table:table-cell table:formula="oooc:=10" office:value-type="float" office:value="10">
            <text:p>10</text:p>
          </table:table-cell>
          <table:table-cell/>
          <table:table-cell office:value-type="string">
            <text:p>startview</text:p>
          </table:table-cell>
        </table:table-row>
        <table:table-row table:style-name="ro1">
          <table:table-cell office:value-type="float" office:value="2">
            <text:p>002</text:p>
          </table:table-cell>
          <table:table-cell table:formula="oooc:=CONCATENATE([.$A$1];&quot; &quot;;TEXT([.A3];&quot; 000&quot;);[.$B$1])" office:value-type="string" office:string-value="lotImages 002.JPG">
            <text:p>lotImages 002.JPG</text:p>
          </table:table-cell>
          <table:table-cell table:formula="oooc:=10" office:value-type="float" office:value="10">
            <text:p>10</text:p>
          </table:table-cell>
          <table:table-cell/>
          <table:table-cell office:value-type="string">
            <text:p>view_name: “PKI West”</text:p>
          </table:table-cell>
        </table:table-row>
        <table:table-row table:style-name="ro1">
          <table:table-cell office:value-type="float" office:value="3">
            <text:p>003</text:p>
          </table:table-cell>
          <table:table-cell table:formula="oooc:=CONCATENATE([.$A$1];&quot; &quot;;TEXT([.A4];&quot; 000&quot;);[.$B$1])" office:value-type="string" office:string-value="lotImages 003.JPG">
            <text:p>lotImages 003.JPG</text:p>
          </table:table-cell>
          <table:table-cell table:formula="oooc:=10" office:value-type="float" office:value="10">
            <text:p>10</text:p>
          </table:table-cell>
          <table:table-cell/>
          <table:table-cell office:value-type="string">
            <text:p>output_path: "C:\Users\Ryan Luedders\workspace\gwtThesis\www\com.luedders.thesisApp\"</text:p>
          </table:table-cell>
        </table:table-row>
        <table:table-row table:style-name="ro1">
          <table:table-cell office:value-type="float" office:value="4">
            <text:p>004</text:p>
          </table:table-cell>
          <table:table-cell table:formula="oooc:=CONCATENATE([.$A$1];&quot; &quot;;TEXT([.A5];&quot; 000&quot;);[.$B$1])" office:value-type="string" office:string-value="lotImages 004.JPG">
            <text:p>lotImages 004.JPG</text:p>
          </table:table-cell>
          <table:table-cell table:formula="oooc:=10" office:value-type="float" office:value="10">
            <text:p>10</text:p>
          </table:table-cell>
          <table:table-cell/>
          <table:table-cell office:value-type="string">
            <text:p>output_filename: "pkiwestday.jpg"</text:p>
          </table:table-cell>
        </table:table-row>
        <table:table-row table:style-name="ro1">
          <table:table-cell office:value-type="float" office:value="5">
            <text:p>005</text:p>
          </table:table-cell>
          <table:table-cell table:formula="oooc:=CONCATENATE([.$A$1];&quot; &quot;;TEXT([.A6];&quot; 000&quot;);[.$B$1])" office:value-type="string" office:string-value="lotImages 005.JPG">
            <text:p>lotImages 005.JPG</text:p>
          </table:table-cell>
          <table:table-cell table:formula="oooc:=10" office:value-type="float" office:value="10">
            <text:p>10</text:p>
          </table:table-cell>
          <table:table-cell/>
          <table:table-cell office:value-type="string">
            <text:p>input_path: "C:\Users\Ryan Luedders\workspace\ImageFeederConsole\resized\"</text:p>
          </table:table-cell>
        </table:table-row>
        <table:table-row table:style-name="ro1">
          <table:table-cell office:value-type="float" office:value="6">
            <text:p>006</text:p>
          </table:table-cell>
          <table:table-cell table:formula="oooc:=CONCATENATE([.$A$1];&quot; &quot;;TEXT([.A7];&quot; 000&quot;);[.$B$1])" office:value-type="string" office:string-value="lotImages 006.JPG">
            <text:p>lotImages 006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];&quot;[&quot;;[.C2];&quot;]&quot;)" office:value-type="string" office:string-value="input_file: lotImages 001.JPG[10]">
            <text:p>input_file: lotImages 001.JPG[10]</text:p>
          </table:table-cell>
        </table:table-row>
        <table:table-row table:style-name="ro1">
          <table:table-cell office:value-type="float" office:value="7">
            <text:p>007</text:p>
          </table:table-cell>
          <table:table-cell table:formula="oooc:=CONCATENATE([.$A$1];&quot; &quot;;TEXT([.A8];&quot; 000&quot;);[.$B$1])" office:value-type="string" office:string-value="lotImages 007.JPG">
            <text:p>lotImages 007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];&quot;[&quot;;[.C3];&quot;]&quot;)" office:value-type="string" office:string-value="input_file: lotImages 002.JPG[10]">
            <text:p>input_file: lotImages 002.JPG[10]</text:p>
          </table:table-cell>
        </table:table-row>
        <table:table-row table:style-name="ro1">
          <table:table-cell office:value-type="float" office:value="8">
            <text:p>008</text:p>
          </table:table-cell>
          <table:table-cell table:formula="oooc:=CONCATENATE([.$A$1];&quot; &quot;;TEXT([.A9];&quot; 000&quot;);[.$B$1])" office:value-type="string" office:string-value="lotImages 008.JPG">
            <text:p>lotImages 008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];&quot;[&quot;;[.C4];&quot;]&quot;)" office:value-type="string" office:string-value="input_file: lotImages 003.JPG[10]">
            <text:p>input_file: lotImages 003.JPG[10]</text:p>
          </table:table-cell>
        </table:table-row>
        <table:table-row table:style-name="ro1">
          <table:table-cell office:value-type="float" office:value="9">
            <text:p>009</text:p>
          </table:table-cell>
          <table:table-cell table:formula="oooc:=CONCATENATE([.$A$1];&quot; &quot;;TEXT([.A10];&quot; 000&quot;);[.$B$1])" office:value-type="string" office:string-value="lotImages 009.JPG">
            <text:p>lotImages 009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];&quot;[&quot;;[.C5];&quot;]&quot;)" office:value-type="string" office:string-value="input_file: lotImages 004.JPG[10]">
            <text:p>input_file: lotImages 004.JPG[10]</text:p>
          </table:table-cell>
        </table:table-row>
        <table:table-row table:style-name="ro1">
          <table:table-cell office:value-type="float" office:value="10">
            <text:p>010</text:p>
          </table:table-cell>
          <table:table-cell table:formula="oooc:=CONCATENATE([.$A$1];&quot; &quot;;TEXT([.A11];&quot; 000&quot;);[.$B$1])" office:value-type="string" office:string-value="lotImages 010.JPG">
            <text:p>lotImages 010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];&quot;[&quot;;[.C6];&quot;]&quot;)" office:value-type="string" office:string-value="input_file: lotImages 005.JPG[10]">
            <text:p>input_file: lotImages 005.JPG[10]</text:p>
          </table:table-cell>
        </table:table-row>
        <table:table-row table:style-name="ro1">
          <table:table-cell office:value-type="float" office:value="11">
            <text:p>011</text:p>
          </table:table-cell>
          <table:table-cell table:formula="oooc:=CONCATENATE([.$A$1];&quot; &quot;;TEXT([.A12];&quot; 000&quot;);[.$B$1])" office:value-type="string" office:string-value="lotImages 011.JPG">
            <text:p>lotImages 011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];&quot;[&quot;;[.C7];&quot;]&quot;)" office:value-type="string" office:string-value="input_file: lotImages 006.JPG[10]">
            <text:p>input_file: lotImages 006.JPG[10]</text:p>
          </table:table-cell>
        </table:table-row>
        <table:table-row table:style-name="ro1">
          <table:table-cell office:value-type="float" office:value="12">
            <text:p>012</text:p>
          </table:table-cell>
          <table:table-cell table:formula="oooc:=CONCATENATE([.$A$1];&quot; &quot;;TEXT([.A13];&quot; 000&quot;);[.$B$1])" office:value-type="string" office:string-value="lotImages 012.JPG">
            <text:p>lotImages 012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8];&quot;[&quot;;[.C8];&quot;]&quot;)" office:value-type="string" office:string-value="input_file: lotImages 007.JPG[10]">
            <text:p>input_file: lotImages 007.JPG[10]</text:p>
          </table:table-cell>
        </table:table-row>
        <table:table-row table:style-name="ro1">
          <table:table-cell office:value-type="float" office:value="13">
            <text:p>013</text:p>
          </table:table-cell>
          <table:table-cell table:formula="oooc:=CONCATENATE([.$A$1];&quot; &quot;;TEXT([.A14];&quot; 000&quot;);[.$B$1])" office:value-type="string" office:string-value="lotImages 013.JPG">
            <text:p>lotImages 013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9];&quot;[&quot;;[.C9];&quot;]&quot;)" office:value-type="string" office:string-value="input_file: lotImages 008.JPG[10]">
            <text:p>input_file: lotImages 008.JPG[10]</text:p>
          </table:table-cell>
        </table:table-row>
        <table:table-row table:style-name="ro1">
          <table:table-cell office:value-type="float" office:value="14">
            <text:p>014</text:p>
          </table:table-cell>
          <table:table-cell table:formula="oooc:=CONCATENATE([.$A$1];&quot; &quot;;TEXT([.A15];&quot; 000&quot;);[.$B$1])" office:value-type="string" office:string-value="lotImages 014.JPG">
            <text:p>lotImages 014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0];&quot;[&quot;;[.C10];&quot;]&quot;)" office:value-type="string" office:string-value="input_file: lotImages 009.JPG[10]">
            <text:p>input_file: lotImages 009.JPG[10]</text:p>
          </table:table-cell>
        </table:table-row>
        <table:table-row table:style-name="ro1">
          <table:table-cell office:value-type="float" office:value="15">
            <text:p>015</text:p>
          </table:table-cell>
          <table:table-cell table:formula="oooc:=CONCATENATE([.$A$1];&quot; &quot;;TEXT([.A16];&quot; 000&quot;);[.$B$1])" office:value-type="string" office:string-value="lotImages 015.JPG">
            <text:p>lotImages 015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1];&quot;[&quot;;[.C11];&quot;]&quot;)" office:value-type="string" office:string-value="input_file: lotImages 010.JPG[10]">
            <text:p>input_file: lotImages 010.JPG[10]</text:p>
          </table:table-cell>
        </table:table-row>
        <table:table-row table:style-name="ro1">
          <table:table-cell office:value-type="float" office:value="16">
            <text:p>016</text:p>
          </table:table-cell>
          <table:table-cell table:formula="oooc:=CONCATENATE([.$A$1];&quot; &quot;;TEXT([.A17];&quot; 000&quot;);[.$B$1])" office:value-type="string" office:string-value="lotImages 016.JPG">
            <text:p>lotImages 016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2];&quot;[&quot;;[.C12];&quot;]&quot;)" office:value-type="string" office:string-value="input_file: lotImages 011.JPG[10]">
            <text:p>input_file: lotImages 011.JPG[10]</text:p>
          </table:table-cell>
        </table:table-row>
        <table:table-row table:style-name="ro1">
          <table:table-cell office:value-type="float" office:value="17">
            <text:p>017</text:p>
          </table:table-cell>
          <table:table-cell table:formula="oooc:=CONCATENATE([.$A$1];&quot; &quot;;TEXT([.A18];&quot; 000&quot;);[.$B$1])" office:value-type="string" office:string-value="lotImages 017.JPG">
            <text:p>lotImages 017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3];&quot;[&quot;;[.C13];&quot;]&quot;)" office:value-type="string" office:string-value="input_file: lotImages 012.JPG[10]">
            <text:p>input_file: lotImages 012.JPG[10]</text:p>
          </table:table-cell>
        </table:table-row>
        <table:table-row table:style-name="ro1">
          <table:table-cell office:value-type="float" office:value="18">
            <text:p>018</text:p>
          </table:table-cell>
          <table:table-cell table:formula="oooc:=CONCATENATE([.$A$1];&quot; &quot;;TEXT([.A19];&quot; 000&quot;);[.$B$1])" office:value-type="string" office:string-value="lotImages 018.JPG">
            <text:p>lotImages 018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4];&quot;[&quot;;[.C14];&quot;]&quot;)" office:value-type="string" office:string-value="input_file: lotImages 013.JPG[10]">
            <text:p>input_file: lotImages 013.JPG[10]</text:p>
          </table:table-cell>
        </table:table-row>
        <table:table-row table:style-name="ro1">
          <table:table-cell office:value-type="float" office:value="19">
            <text:p>019</text:p>
          </table:table-cell>
          <table:table-cell table:formula="oooc:=CONCATENATE([.$A$1];&quot; &quot;;TEXT([.A20];&quot; 000&quot;);[.$B$1])" office:value-type="string" office:string-value="lotImages 019.JPG">
            <text:p>lotImages 019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5];&quot;[&quot;;[.C15];&quot;]&quot;)" office:value-type="string" office:string-value="input_file: lotImages 014.JPG[10]">
            <text:p>input_file: lotImages 014.JPG[10]</text:p>
          </table:table-cell>
        </table:table-row>
        <table:table-row table:style-name="ro1">
          <table:table-cell office:value-type="float" office:value="20">
            <text:p>020</text:p>
          </table:table-cell>
          <table:table-cell table:formula="oooc:=CONCATENATE([.$A$1];&quot; &quot;;TEXT([.A21];&quot; 000&quot;);[.$B$1])" office:value-type="string" office:string-value="lotImages 020.JPG">
            <text:p>lotImages 020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6];&quot;[&quot;;[.C16];&quot;]&quot;)" office:value-type="string" office:string-value="input_file: lotImages 015.JPG[10]">
            <text:p>input_file: lotImages 015.JPG[10]</text:p>
          </table:table-cell>
        </table:table-row>
        <table:table-row table:style-name="ro1">
          <table:table-cell office:value-type="float" office:value="21">
            <text:p>021</text:p>
          </table:table-cell>
          <table:table-cell table:formula="oooc:=CONCATENATE([.$A$1];&quot; &quot;;TEXT([.A22];&quot; 000&quot;);[.$B$1])" office:value-type="string" office:string-value="lotImages 021.JPG">
            <text:p>lotImages 021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7];&quot;[&quot;;[.C17];&quot;]&quot;)" office:value-type="string" office:string-value="input_file: lotImages 016.JPG[10]">
            <text:p>input_file: lotImages 016.JPG[10]</text:p>
          </table:table-cell>
        </table:table-row>
        <table:table-row table:style-name="ro1">
          <table:table-cell office:value-type="float" office:value="22">
            <text:p>022</text:p>
          </table:table-cell>
          <table:table-cell table:formula="oooc:=CONCATENATE([.$A$1];&quot; &quot;;TEXT([.A23];&quot; 000&quot;);[.$B$1])" office:value-type="string" office:string-value="lotImages 022.JPG">
            <text:p>lotImages 022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8];&quot;[&quot;;[.C18];&quot;]&quot;)" office:value-type="string" office:string-value="input_file: lotImages 017.JPG[10]">
            <text:p>input_file: lotImages 017.JPG[10]</text:p>
          </table:table-cell>
        </table:table-row>
        <table:table-row table:style-name="ro1">
          <table:table-cell office:value-type="float" office:value="23">
            <text:p>023</text:p>
          </table:table-cell>
          <table:table-cell table:formula="oooc:=CONCATENATE([.$A$1];&quot; &quot;;TEXT([.A24];&quot; 000&quot;);[.$B$1])" office:value-type="string" office:string-value="lotImages 023.JPG">
            <text:p>lotImages 023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19];&quot;[&quot;;[.C19];&quot;]&quot;)" office:value-type="string" office:string-value="input_file: lotImages 018.JPG[10]">
            <text:p>input_file: lotImages 018.JPG[10]</text:p>
          </table:table-cell>
        </table:table-row>
        <table:table-row table:style-name="ro1">
          <table:table-cell office:value-type="float" office:value="24">
            <text:p>024</text:p>
          </table:table-cell>
          <table:table-cell table:formula="oooc:=CONCATENATE([.$A$1];&quot; &quot;;TEXT([.A25];&quot; 000&quot;);[.$B$1])" office:value-type="string" office:string-value="lotImages 024.JPG">
            <text:p>lotImages 024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0];&quot;[&quot;;[.C20];&quot;]&quot;)" office:value-type="string" office:string-value="input_file: lotImages 019.JPG[10]">
            <text:p>input_file: lotImages 019.JPG[10]</text:p>
          </table:table-cell>
        </table:table-row>
        <table:table-row table:style-name="ro1">
          <table:table-cell office:value-type="float" office:value="25">
            <text:p>025</text:p>
          </table:table-cell>
          <table:table-cell table:formula="oooc:=CONCATENATE([.$A$1];&quot; &quot;;TEXT([.A26];&quot; 000&quot;);[.$B$1])" office:value-type="string" office:string-value="lotImages 025.JPG">
            <text:p>lotImages 025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1];&quot;[&quot;;[.C21];&quot;]&quot;)" office:value-type="string" office:string-value="input_file: lotImages 020.JPG[10]">
            <text:p>input_file: lotImages 020.JPG[10]</text:p>
          </table:table-cell>
        </table:table-row>
        <table:table-row table:style-name="ro1">
          <table:table-cell office:value-type="float" office:value="26">
            <text:p>026</text:p>
          </table:table-cell>
          <table:table-cell table:formula="oooc:=CONCATENATE([.$A$1];&quot; &quot;;TEXT([.A27];&quot; 000&quot;);[.$B$1])" office:value-type="string" office:string-value="lotImages 026.JPG">
            <text:p>lotImages 026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2];&quot;[&quot;;[.C22];&quot;]&quot;)" office:value-type="string" office:string-value="input_file: lotImages 021.JPG[10]">
            <text:p>input_file: lotImages 021.JPG[10]</text:p>
          </table:table-cell>
        </table:table-row>
        <table:table-row table:style-name="ro1">
          <table:table-cell office:value-type="float" office:value="27">
            <text:p>027</text:p>
          </table:table-cell>
          <table:table-cell table:formula="oooc:=CONCATENATE([.$A$1];&quot; &quot;;TEXT([.A28];&quot; 000&quot;);[.$B$1])" office:value-type="string" office:string-value="lotImages 027.JPG">
            <text:p>lotImages 027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3];&quot;[&quot;;[.C23];&quot;]&quot;)" office:value-type="string" office:string-value="input_file: lotImages 022.JPG[10]">
            <text:p>input_file: lotImages 022.JPG[10]</text:p>
          </table:table-cell>
        </table:table-row>
        <table:table-row table:style-name="ro1">
          <table:table-cell office:value-type="float" office:value="28">
            <text:p>028</text:p>
          </table:table-cell>
          <table:table-cell table:formula="oooc:=CONCATENATE([.$A$1];&quot; &quot;;TEXT([.A29];&quot; 000&quot;);[.$B$1])" office:value-type="string" office:string-value="lotImages 028.JPG">
            <text:p>lotImages 028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4];&quot;[&quot;;[.C24];&quot;]&quot;)" office:value-type="string" office:string-value="input_file: lotImages 023.JPG[10]">
            <text:p>input_file: lotImages 023.JPG[10]</text:p>
          </table:table-cell>
        </table:table-row>
        <table:table-row table:style-name="ro1">
          <table:table-cell office:value-type="float" office:value="29">
            <text:p>029</text:p>
          </table:table-cell>
          <table:table-cell table:formula="oooc:=CONCATENATE([.$A$1];&quot; &quot;;TEXT([.A30];&quot; 000&quot;);[.$B$1])" office:value-type="string" office:string-value="lotImages 029.JPG">
            <text:p>lotImages 029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5];&quot;[&quot;;[.C25];&quot;]&quot;)" office:value-type="string" office:string-value="input_file: lotImages 024.JPG[10]">
            <text:p>input_file: lotImages 024.JPG[10]</text:p>
          </table:table-cell>
        </table:table-row>
        <table:table-row table:style-name="ro1">
          <table:table-cell office:value-type="float" office:value="30">
            <text:p>030</text:p>
          </table:table-cell>
          <table:table-cell table:formula="oooc:=CONCATENATE([.$A$1];&quot; &quot;;TEXT([.A31];&quot; 000&quot;);[.$B$1])" office:value-type="string" office:string-value="lotImages 030.JPG">
            <text:p>lotImages 030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6];&quot;[&quot;;[.C26];&quot;]&quot;)" office:value-type="string" office:string-value="input_file: lotImages 025.JPG[10]">
            <text:p>input_file: lotImages 025.JPG[10]</text:p>
          </table:table-cell>
        </table:table-row>
        <table:table-row table:style-name="ro1">
          <table:table-cell office:value-type="float" office:value="31">
            <text:p>031</text:p>
          </table:table-cell>
          <table:table-cell table:formula="oooc:=CONCATENATE([.$A$1];&quot; &quot;;TEXT([.A32];&quot; 000&quot;);[.$B$1])" office:value-type="string" office:string-value="lotImages 031.JPG">
            <text:p>lotImages 031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7];&quot;[&quot;;[.C27];&quot;]&quot;)" office:value-type="string" office:string-value="input_file: lotImages 026.JPG[10]">
            <text:p>input_file: lotImages 026.JPG[10]</text:p>
          </table:table-cell>
        </table:table-row>
        <table:table-row table:style-name="ro1">
          <table:table-cell office:value-type="float" office:value="32">
            <text:p>032</text:p>
          </table:table-cell>
          <table:table-cell table:formula="oooc:=CONCATENATE([.$A$1];&quot; &quot;;TEXT([.A33];&quot; 000&quot;);[.$B$1])" office:value-type="string" office:string-value="lotImages 032.JPG">
            <text:p>lotImages 032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8];&quot;[&quot;;[.C28];&quot;]&quot;)" office:value-type="string" office:string-value="input_file: lotImages 027.JPG[10]">
            <text:p>input_file: lotImages 027.JPG[10]</text:p>
          </table:table-cell>
        </table:table-row>
        <table:table-row table:style-name="ro1">
          <table:table-cell office:value-type="float" office:value="33">
            <text:p>033</text:p>
          </table:table-cell>
          <table:table-cell table:formula="oooc:=CONCATENATE([.$A$1];&quot; &quot;;TEXT([.A34];&quot; 000&quot;);[.$B$1])" office:value-type="string" office:string-value="lotImages 033.JPG">
            <text:p>lotImages 033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29];&quot;[&quot;;[.C29];&quot;]&quot;)" office:value-type="string" office:string-value="input_file: lotImages 028.JPG[10]">
            <text:p>input_file: lotImages 028.JPG[10]</text:p>
          </table:table-cell>
        </table:table-row>
        <table:table-row table:style-name="ro1">
          <table:table-cell office:value-type="float" office:value="34">
            <text:p>034</text:p>
          </table:table-cell>
          <table:table-cell table:formula="oooc:=CONCATENATE([.$A$1];&quot; &quot;;TEXT([.A35];&quot; 000&quot;);[.$B$1])" office:value-type="string" office:string-value="lotImages 034.JPG">
            <text:p>lotImages 034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0];&quot;[&quot;;[.C30];&quot;]&quot;)" office:value-type="string" office:string-value="input_file: lotImages 029.JPG[10]">
            <text:p>input_file: lotImages 029.JPG[10]</text:p>
          </table:table-cell>
        </table:table-row>
        <table:table-row table:style-name="ro1">
          <table:table-cell office:value-type="float" office:value="35">
            <text:p>035</text:p>
          </table:table-cell>
          <table:table-cell table:formula="oooc:=CONCATENATE([.$A$1];&quot; &quot;;TEXT([.A36];&quot; 000&quot;);[.$B$1])" office:value-type="string" office:string-value="lotImages 035.JPG">
            <text:p>lotImages 035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1];&quot;[&quot;;[.C31];&quot;]&quot;)" office:value-type="string" office:string-value="input_file: lotImages 030.JPG[10]">
            <text:p>input_file: lotImages 030.JPG[10]</text:p>
          </table:table-cell>
        </table:table-row>
        <table:table-row table:style-name="ro1">
          <table:table-cell office:value-type="float" office:value="36">
            <text:p>036</text:p>
          </table:table-cell>
          <table:table-cell table:formula="oooc:=CONCATENATE([.$A$1];&quot; &quot;;TEXT([.A37];&quot; 000&quot;);[.$B$1])" office:value-type="string" office:string-value="lotImages 036.JPG">
            <text:p>lotImages 036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2];&quot;[&quot;;[.C32];&quot;]&quot;)" office:value-type="string" office:string-value="input_file: lotImages 031.JPG[10]">
            <text:p>input_file: lotImages 031.JPG[10]</text:p>
          </table:table-cell>
        </table:table-row>
        <table:table-row table:style-name="ro1">
          <table:table-cell office:value-type="float" office:value="37">
            <text:p>037</text:p>
          </table:table-cell>
          <table:table-cell table:formula="oooc:=CONCATENATE([.$A$1];&quot; &quot;;TEXT([.A38];&quot; 000&quot;);[.$B$1])" office:value-type="string" office:string-value="lotImages 037.JPG">
            <text:p>lotImages 037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3];&quot;[&quot;;[.C33];&quot;]&quot;)" office:value-type="string" office:string-value="input_file: lotImages 032.JPG[10]">
            <text:p>input_file: lotImages 032.JPG[10]</text:p>
          </table:table-cell>
        </table:table-row>
        <table:table-row table:style-name="ro1">
          <table:table-cell office:value-type="float" office:value="38">
            <text:p>038</text:p>
          </table:table-cell>
          <table:table-cell table:formula="oooc:=CONCATENATE([.$A$1];&quot; &quot;;TEXT([.A39];&quot; 000&quot;);[.$B$1])" office:value-type="string" office:string-value="lotImages 038.JPG">
            <text:p>lotImages 038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4];&quot;[&quot;;[.C34];&quot;]&quot;)" office:value-type="string" office:string-value="input_file: lotImages 033.JPG[10]">
            <text:p>input_file: lotImages 033.JPG[10]</text:p>
          </table:table-cell>
        </table:table-row>
        <table:table-row table:style-name="ro1">
          <table:table-cell office:value-type="float" office:value="39">
            <text:p>039</text:p>
          </table:table-cell>
          <table:table-cell table:formula="oooc:=CONCATENATE([.$A$1];&quot; &quot;;TEXT([.A40];&quot; 000&quot;);[.$B$1])" office:value-type="string" office:string-value="lotImages 039.JPG">
            <text:p>lotImages 039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5];&quot;[&quot;;[.C35];&quot;]&quot;)" office:value-type="string" office:string-value="input_file: lotImages 034.JPG[10]">
            <text:p>input_file: lotImages 034.JPG[10]</text:p>
          </table:table-cell>
        </table:table-row>
        <table:table-row table:style-name="ro1">
          <table:table-cell office:value-type="float" office:value="40">
            <text:p>040</text:p>
          </table:table-cell>
          <table:table-cell table:formula="oooc:=CONCATENATE([.$A$1];&quot; &quot;;TEXT([.A41];&quot; 000&quot;);[.$B$1])" office:value-type="string" office:string-value="lotImages 040.JPG">
            <text:p>lotImages 040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6];&quot;[&quot;;[.C36];&quot;]&quot;)" office:value-type="string" office:string-value="input_file: lotImages 035.JPG[10]">
            <text:p>input_file: lotImages 035.JPG[10]</text:p>
          </table:table-cell>
        </table:table-row>
        <table:table-row table:style-name="ro1">
          <table:table-cell office:value-type="float" office:value="41">
            <text:p>041</text:p>
          </table:table-cell>
          <table:table-cell table:formula="oooc:=CONCATENATE([.$A$1];&quot; &quot;;TEXT([.A42];&quot; 000&quot;);[.$B$1])" office:value-type="string" office:string-value="lotImages 041.JPG">
            <text:p>lotImages 041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7];&quot;[&quot;;[.C37];&quot;]&quot;)" office:value-type="string" office:string-value="input_file: lotImages 036.JPG[10]">
            <text:p>input_file: lotImages 036.JPG[10]</text:p>
          </table:table-cell>
        </table:table-row>
        <table:table-row table:style-name="ro1">
          <table:table-cell office:value-type="float" office:value="42">
            <text:p>042</text:p>
          </table:table-cell>
          <table:table-cell table:formula="oooc:=CONCATENATE([.$A$1];&quot; &quot;;TEXT([.A43];&quot; 000&quot;);[.$B$1])" office:value-type="string" office:string-value="lotImages 042.JPG">
            <text:p>lotImages 042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8];&quot;[&quot;;[.C38];&quot;]&quot;)" office:value-type="string" office:string-value="input_file: lotImages 037.JPG[10]">
            <text:p>input_file: lotImages 037.JPG[10]</text:p>
          </table:table-cell>
        </table:table-row>
        <table:table-row table:style-name="ro1">
          <table:table-cell office:value-type="float" office:value="43">
            <text:p>043</text:p>
          </table:table-cell>
          <table:table-cell table:formula="oooc:=CONCATENATE([.$A$1];&quot; &quot;;TEXT([.A44];&quot; 000&quot;);[.$B$1])" office:value-type="string" office:string-value="lotImages 043.JPG">
            <text:p>lotImages 043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39];&quot;[&quot;;[.C39];&quot;]&quot;)" office:value-type="string" office:string-value="input_file: lotImages 038.JPG[10]">
            <text:p>input_file: lotImages 038.JPG[10]</text:p>
          </table:table-cell>
        </table:table-row>
        <table:table-row table:style-name="ro1">
          <table:table-cell office:value-type="float" office:value="44">
            <text:p>044</text:p>
          </table:table-cell>
          <table:table-cell table:formula="oooc:=CONCATENATE([.$A$1];&quot; &quot;;TEXT([.A45];&quot; 000&quot;);[.$B$1])" office:value-type="string" office:string-value="lotImages 044.JPG">
            <text:p>lotImages 044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0];&quot;[&quot;;[.C40];&quot;]&quot;)" office:value-type="string" office:string-value="input_file: lotImages 039.JPG[10]">
            <text:p>input_file: lotImages 039.JPG[10]</text:p>
          </table:table-cell>
        </table:table-row>
        <table:table-row table:style-name="ro1">
          <table:table-cell office:value-type="float" office:value="45">
            <text:p>045</text:p>
          </table:table-cell>
          <table:table-cell table:formula="oooc:=CONCATENATE([.$A$1];&quot; &quot;;TEXT([.A46];&quot; 000&quot;);[.$B$1])" office:value-type="string" office:string-value="lotImages 045.JPG">
            <text:p>lotImages 045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1];&quot;[&quot;;[.C41];&quot;]&quot;)" office:value-type="string" office:string-value="input_file: lotImages 040.JPG[10]">
            <text:p>input_file: lotImages 040.JPG[10]</text:p>
          </table:table-cell>
        </table:table-row>
        <table:table-row table:style-name="ro1">
          <table:table-cell office:value-type="float" office:value="46">
            <text:p>046</text:p>
          </table:table-cell>
          <table:table-cell table:formula="oooc:=CONCATENATE([.$A$1];&quot; &quot;;TEXT([.A47];&quot; 000&quot;);[.$B$1])" office:value-type="string" office:string-value="lotImages 046.JPG">
            <text:p>lotImages 046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2];&quot;[&quot;;[.C42];&quot;]&quot;)" office:value-type="string" office:string-value="input_file: lotImages 041.JPG[10]">
            <text:p>input_file: lotImages 041.JPG[10]</text:p>
          </table:table-cell>
        </table:table-row>
        <table:table-row table:style-name="ro1">
          <table:table-cell office:value-type="float" office:value="47">
            <text:p>047</text:p>
          </table:table-cell>
          <table:table-cell table:formula="oooc:=CONCATENATE([.$A$1];&quot; &quot;;TEXT([.A48];&quot; 000&quot;);[.$B$1])" office:value-type="string" office:string-value="lotImages 047.JPG">
            <text:p>lotImages 047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3];&quot;[&quot;;[.C43];&quot;]&quot;)" office:value-type="string" office:string-value="input_file: lotImages 042.JPG[10]">
            <text:p>input_file: lotImages 042.JPG[10]</text:p>
          </table:table-cell>
        </table:table-row>
        <table:table-row table:style-name="ro1">
          <table:table-cell office:value-type="float" office:value="48">
            <text:p>048</text:p>
          </table:table-cell>
          <table:table-cell table:formula="oooc:=CONCATENATE([.$A$1];&quot; &quot;;TEXT([.A49];&quot; 000&quot;);[.$B$1])" office:value-type="string" office:string-value="lotImages 048.JPG">
            <text:p>lotImages 048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4];&quot;[&quot;;[.C44];&quot;]&quot;)" office:value-type="string" office:string-value="input_file: lotImages 043.JPG[10]">
            <text:p>input_file: lotImages 043.JPG[10]</text:p>
          </table:table-cell>
        </table:table-row>
        <table:table-row table:style-name="ro1">
          <table:table-cell office:value-type="float" office:value="49">
            <text:p>049</text:p>
          </table:table-cell>
          <table:table-cell table:formula="oooc:=CONCATENATE([.$A$1];&quot; &quot;;TEXT([.A50];&quot; 000&quot;);[.$B$1])" office:value-type="string" office:string-value="lotImages 049.JPG">
            <text:p>lotImages 049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5];&quot;[&quot;;[.C45];&quot;]&quot;)" office:value-type="string" office:string-value="input_file: lotImages 044.JPG[10]">
            <text:p>input_file: lotImages 044.JPG[10]</text:p>
          </table:table-cell>
        </table:table-row>
        <table:table-row table:style-name="ro1">
          <table:table-cell office:value-type="float" office:value="50">
            <text:p>050</text:p>
          </table:table-cell>
          <table:table-cell table:formula="oooc:=CONCATENATE([.$A$1];&quot; &quot;;TEXT([.A51];&quot; 000&quot;);[.$B$1])" office:value-type="string" office:string-value="lotImages 050.JPG">
            <text:p>lotImages 050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6];&quot;[&quot;;[.C46];&quot;]&quot;)" office:value-type="string" office:string-value="input_file: lotImages 045.JPG[10]">
            <text:p>input_file: lotImages 045.JPG[10]</text:p>
          </table:table-cell>
        </table:table-row>
        <table:table-row table:style-name="ro1">
          <table:table-cell office:value-type="float" office:value="51">
            <text:p>051</text:p>
          </table:table-cell>
          <table:table-cell table:formula="oooc:=CONCATENATE([.$A$1];&quot; &quot;;TEXT([.A52];&quot; 000&quot;);[.$B$1])" office:value-type="string" office:string-value="lotImages 051.JPG">
            <text:p>lotImages 051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7];&quot;[&quot;;[.C47];&quot;]&quot;)" office:value-type="string" office:string-value="input_file: lotImages 046.JPG[10]">
            <text:p>input_file: lotImages 046.JPG[10]</text:p>
          </table:table-cell>
        </table:table-row>
        <table:table-row table:style-name="ro1">
          <table:table-cell office:value-type="float" office:value="52">
            <text:p>052</text:p>
          </table:table-cell>
          <table:table-cell table:formula="oooc:=CONCATENATE([.$A$1];&quot; &quot;;TEXT([.A53];&quot; 000&quot;);[.$B$1])" office:value-type="string" office:string-value="lotImages 052.JPG">
            <text:p>lotImages 052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8];&quot;[&quot;;[.C48];&quot;]&quot;)" office:value-type="string" office:string-value="input_file: lotImages 047.JPG[10]">
            <text:p>input_file: lotImages 047.JPG[10]</text:p>
          </table:table-cell>
        </table:table-row>
        <table:table-row table:style-name="ro1">
          <table:table-cell office:value-type="float" office:value="53">
            <text:p>053</text:p>
          </table:table-cell>
          <table:table-cell table:formula="oooc:=CONCATENATE([.$A$1];&quot; &quot;;TEXT([.A54];&quot; 000&quot;);[.$B$1])" office:value-type="string" office:string-value="lotImages 053.JPG">
            <text:p>lotImages 053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49];&quot;[&quot;;[.C49];&quot;]&quot;)" office:value-type="string" office:string-value="input_file: lotImages 048.JPG[10]">
            <text:p>input_file: lotImages 048.JPG[10]</text:p>
          </table:table-cell>
        </table:table-row>
        <table:table-row table:style-name="ro1">
          <table:table-cell office:value-type="float" office:value="54">
            <text:p>054</text:p>
          </table:table-cell>
          <table:table-cell table:formula="oooc:=CONCATENATE([.$A$1];&quot; &quot;;TEXT([.A55];&quot; 000&quot;);[.$B$1])" office:value-type="string" office:string-value="lotImages 054.JPG">
            <text:p>lotImages 054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0];&quot;[&quot;;[.C50];&quot;]&quot;)" office:value-type="string" office:string-value="input_file: lotImages 049.JPG[10]">
            <text:p>input_file: lotImages 049.JPG[10]</text:p>
          </table:table-cell>
        </table:table-row>
        <table:table-row table:style-name="ro1">
          <table:table-cell office:value-type="float" office:value="55">
            <text:p>055</text:p>
          </table:table-cell>
          <table:table-cell table:formula="oooc:=CONCATENATE([.$A$1];&quot; &quot;;TEXT([.A56];&quot; 000&quot;);[.$B$1])" office:value-type="string" office:string-value="lotImages 055.JPG">
            <text:p>lotImages 055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1];&quot;[&quot;;[.C51];&quot;]&quot;)" office:value-type="string" office:string-value="input_file: lotImages 050.JPG[10]">
            <text:p>input_file: lotImages 050.JPG[10]</text:p>
          </table:table-cell>
        </table:table-row>
        <table:table-row table:style-name="ro1">
          <table:table-cell office:value-type="float" office:value="56">
            <text:p>056</text:p>
          </table:table-cell>
          <table:table-cell table:formula="oooc:=CONCATENATE([.$A$1];&quot; &quot;;TEXT([.A57];&quot; 000&quot;);[.$B$1])" office:value-type="string" office:string-value="lotImages 056.JPG">
            <text:p>lotImages 056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2];&quot;[&quot;;[.C52];&quot;]&quot;)" office:value-type="string" office:string-value="input_file: lotImages 051.JPG[10]">
            <text:p>input_file: lotImages 051.JPG[10]</text:p>
          </table:table-cell>
        </table:table-row>
        <table:table-row table:style-name="ro1">
          <table:table-cell office:value-type="float" office:value="57">
            <text:p>057</text:p>
          </table:table-cell>
          <table:table-cell table:formula="oooc:=CONCATENATE([.$A$1];&quot; &quot;;TEXT([.A58];&quot; 000&quot;);[.$B$1])" office:value-type="string" office:string-value="lotImages 057.JPG">
            <text:p>lotImages 057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3];&quot;[&quot;;[.C53];&quot;]&quot;)" office:value-type="string" office:string-value="input_file: lotImages 052.JPG[10]">
            <text:p>input_file: lotImages 052.JPG[10]</text:p>
          </table:table-cell>
        </table:table-row>
        <table:table-row table:style-name="ro1">
          <table:table-cell office:value-type="float" office:value="58">
            <text:p>058</text:p>
          </table:table-cell>
          <table:table-cell table:formula="oooc:=CONCATENATE([.$A$1];&quot; &quot;;TEXT([.A59];&quot; 000&quot;);[.$B$1])" office:value-type="string" office:string-value="lotImages 058.JPG">
            <text:p>lotImages 058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4];&quot;[&quot;;[.C54];&quot;]&quot;)" office:value-type="string" office:string-value="input_file: lotImages 053.JPG[10]">
            <text:p>input_file: lotImages 053.JPG[10]</text:p>
          </table:table-cell>
        </table:table-row>
        <table:table-row table:style-name="ro1">
          <table:table-cell office:value-type="float" office:value="59">
            <text:p>059</text:p>
          </table:table-cell>
          <table:table-cell table:formula="oooc:=CONCATENATE([.$A$1];&quot; &quot;;TEXT([.A60];&quot; 000&quot;);[.$B$1])" office:value-type="string" office:string-value="lotImages 059.JPG">
            <text:p>lotImages 059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5];&quot;[&quot;;[.C55];&quot;]&quot;)" office:value-type="string" office:string-value="input_file: lotImages 054.JPG[10]">
            <text:p>input_file: lotImages 054.JPG[10]</text:p>
          </table:table-cell>
        </table:table-row>
        <table:table-row table:style-name="ro1">
          <table:table-cell office:value-type="float" office:value="60">
            <text:p>060</text:p>
          </table:table-cell>
          <table:table-cell table:formula="oooc:=CONCATENATE([.$A$1];&quot; &quot;;TEXT([.A61];&quot; 000&quot;);[.$B$1])" office:value-type="string" office:string-value="lotImages 060.JPG">
            <text:p>lotImages 060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6];&quot;[&quot;;[.C56];&quot;]&quot;)" office:value-type="string" office:string-value="input_file: lotImages 055.JPG[10]">
            <text:p>input_file: lotImages 055.JPG[10]</text:p>
          </table:table-cell>
        </table:table-row>
        <table:table-row table:style-name="ro1">
          <table:table-cell office:value-type="float" office:value="61">
            <text:p>061</text:p>
          </table:table-cell>
          <table:table-cell table:formula="oooc:=CONCATENATE([.$A$1];&quot; &quot;;TEXT([.A62];&quot; 000&quot;);[.$B$1])" office:value-type="string" office:string-value="lotImages 061.JPG">
            <text:p>lotImages 061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7];&quot;[&quot;;[.C57];&quot;]&quot;)" office:value-type="string" office:string-value="input_file: lotImages 056.JPG[10]">
            <text:p>input_file: lotImages 056.JPG[10]</text:p>
          </table:table-cell>
        </table:table-row>
        <table:table-row table:style-name="ro1">
          <table:table-cell office:value-type="float" office:value="62">
            <text:p>062</text:p>
          </table:table-cell>
          <table:table-cell table:formula="oooc:=CONCATENATE([.$A$1];&quot; &quot;;TEXT([.A63];&quot; 000&quot;);[.$B$1])" office:value-type="string" office:string-value="lotImages 062.JPG">
            <text:p>lotImages 062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8];&quot;[&quot;;[.C58];&quot;]&quot;)" office:value-type="string" office:string-value="input_file: lotImages 057.JPG[10]">
            <text:p>input_file: lotImages 057.JPG[10]</text:p>
          </table:table-cell>
        </table:table-row>
        <table:table-row table:style-name="ro1">
          <table:table-cell office:value-type="float" office:value="63">
            <text:p>063</text:p>
          </table:table-cell>
          <table:table-cell table:formula="oooc:=CONCATENATE([.$A$1];&quot; &quot;;TEXT([.A64];&quot; 000&quot;);[.$B$1])" office:value-type="string" office:string-value="lotImages 063.JPG">
            <text:p>lotImages 063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59];&quot;[&quot;;[.C59];&quot;]&quot;)" office:value-type="string" office:string-value="input_file: lotImages 058.JPG[10]">
            <text:p>input_file: lotImages 058.JPG[10]</text:p>
          </table:table-cell>
        </table:table-row>
        <table:table-row table:style-name="ro1">
          <table:table-cell office:value-type="float" office:value="64">
            <text:p>064</text:p>
          </table:table-cell>
          <table:table-cell table:formula="oooc:=CONCATENATE([.$A$1];&quot; &quot;;TEXT([.A65];&quot; 000&quot;);[.$B$1])" office:value-type="string" office:string-value="lotImages 064.JPG">
            <text:p>lotImages 064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0];&quot;[&quot;;[.C60];&quot;]&quot;)" office:value-type="string" office:string-value="input_file: lotImages 059.JPG[10]">
            <text:p>input_file: lotImages 059.JPG[10]</text:p>
          </table:table-cell>
        </table:table-row>
        <table:table-row table:style-name="ro1">
          <table:table-cell office:value-type="float" office:value="65">
            <text:p>065</text:p>
          </table:table-cell>
          <table:table-cell table:formula="oooc:=CONCATENATE([.$A$1];&quot; &quot;;TEXT([.A66];&quot; 000&quot;);[.$B$1])" office:value-type="string" office:string-value="lotImages 065.JPG">
            <text:p>lotImages 065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1];&quot;[&quot;;[.C61];&quot;]&quot;)" office:value-type="string" office:string-value="input_file: lotImages 060.JPG[10]">
            <text:p>input_file: lotImages 060.JPG[10]</text:p>
          </table:table-cell>
        </table:table-row>
        <table:table-row table:style-name="ro1">
          <table:table-cell office:value-type="float" office:value="66">
            <text:p>066</text:p>
          </table:table-cell>
          <table:table-cell table:formula="oooc:=CONCATENATE([.$A$1];&quot; &quot;;TEXT([.A67];&quot; 000&quot;);[.$B$1])" office:value-type="string" office:string-value="lotImages 066.JPG">
            <text:p>lotImages 066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2];&quot;[&quot;;[.C62];&quot;]&quot;)" office:value-type="string" office:string-value="input_file: lotImages 061.JPG[10]">
            <text:p>input_file: lotImages 061.JPG[10]</text:p>
          </table:table-cell>
        </table:table-row>
        <table:table-row table:style-name="ro1">
          <table:table-cell office:value-type="float" office:value="67">
            <text:p>067</text:p>
          </table:table-cell>
          <table:table-cell table:formula="oooc:=CONCATENATE([.$A$1];&quot; &quot;;TEXT([.A68];&quot; 000&quot;);[.$B$1])" office:value-type="string" office:string-value="lotImages 067.JPG">
            <text:p>lotImages 067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3];&quot;[&quot;;[.C63];&quot;]&quot;)" office:value-type="string" office:string-value="input_file: lotImages 062.JPG[10]">
            <text:p>input_file: lotImages 062.JPG[10]</text:p>
          </table:table-cell>
        </table:table-row>
        <table:table-row table:style-name="ro1">
          <table:table-cell office:value-type="float" office:value="68">
            <text:p>068</text:p>
          </table:table-cell>
          <table:table-cell table:formula="oooc:=CONCATENATE([.$A$1];&quot; &quot;;TEXT([.A69];&quot; 000&quot;);[.$B$1])" office:value-type="string" office:string-value="lotImages 068.JPG">
            <text:p>lotImages 068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4];&quot;[&quot;;[.C64];&quot;]&quot;)" office:value-type="string" office:string-value="input_file: lotImages 063.JPG[10]">
            <text:p>input_file: lotImages 063.JPG[10]</text:p>
          </table:table-cell>
        </table:table-row>
        <table:table-row table:style-name="ro1">
          <table:table-cell office:value-type="float" office:value="69">
            <text:p>069</text:p>
          </table:table-cell>
          <table:table-cell table:formula="oooc:=CONCATENATE([.$A$1];&quot; &quot;;TEXT([.A70];&quot; 000&quot;);[.$B$1])" office:value-type="string" office:string-value="lotImages 069.JPG">
            <text:p>lotImages 069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5];&quot;[&quot;;[.C65];&quot;]&quot;)" office:value-type="string" office:string-value="input_file: lotImages 064.JPG[10]">
            <text:p>input_file: lotImages 064.JPG[10]</text:p>
          </table:table-cell>
        </table:table-row>
        <table:table-row table:style-name="ro1">
          <table:table-cell office:value-type="float" office:value="70">
            <text:p>070</text:p>
          </table:table-cell>
          <table:table-cell table:formula="oooc:=CONCATENATE([.$A$1];&quot; &quot;;TEXT([.A71];&quot; 000&quot;);[.$B$1])" office:value-type="string" office:string-value="lotImages 070.JPG">
            <text:p>lotImages 070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6];&quot;[&quot;;[.C66];&quot;]&quot;)" office:value-type="string" office:string-value="input_file: lotImages 065.JPG[10]">
            <text:p>input_file: lotImages 065.JPG[10]</text:p>
          </table:table-cell>
        </table:table-row>
        <table:table-row table:style-name="ro1">
          <table:table-cell office:value-type="float" office:value="71">
            <text:p>071</text:p>
          </table:table-cell>
          <table:table-cell table:formula="oooc:=CONCATENATE([.$A$1];&quot; &quot;;TEXT([.A72];&quot; 000&quot;);[.$B$1])" office:value-type="string" office:string-value="lotImages 071.JPG">
            <text:p>lotImages 071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7];&quot;[&quot;;[.C67];&quot;]&quot;)" office:value-type="string" office:string-value="input_file: lotImages 066.JPG[10]">
            <text:p>input_file: lotImages 066.JPG[10]</text:p>
          </table:table-cell>
        </table:table-row>
        <table:table-row table:style-name="ro1">
          <table:table-cell office:value-type="float" office:value="72">
            <text:p>072</text:p>
          </table:table-cell>
          <table:table-cell table:formula="oooc:=CONCATENATE([.$A$1];&quot; &quot;;TEXT([.A73];&quot; 000&quot;);[.$B$1])" office:value-type="string" office:string-value="lotImages 072.JPG">
            <text:p>lotImages 072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8];&quot;[&quot;;[.C68];&quot;]&quot;)" office:value-type="string" office:string-value="input_file: lotImages 067.JPG[10]">
            <text:p>input_file: lotImages 067.JPG[10]</text:p>
          </table:table-cell>
        </table:table-row>
        <table:table-row table:style-name="ro1">
          <table:table-cell office:value-type="float" office:value="73">
            <text:p>073</text:p>
          </table:table-cell>
          <table:table-cell table:formula="oooc:=CONCATENATE([.$A$1];&quot; &quot;;TEXT([.A74];&quot; 000&quot;);[.$B$1])" office:value-type="string" office:string-value="lotImages 073.JPG">
            <text:p>lotImages 073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69];&quot;[&quot;;[.C69];&quot;]&quot;)" office:value-type="string" office:string-value="input_file: lotImages 068.JPG[10]">
            <text:p>input_file: lotImages 068.JPG[10]</text:p>
          </table:table-cell>
        </table:table-row>
        <table:table-row table:style-name="ro1">
          <table:table-cell office:value-type="float" office:value="74">
            <text:p>074</text:p>
          </table:table-cell>
          <table:table-cell table:formula="oooc:=CONCATENATE([.$A$1];&quot; &quot;;TEXT([.A75];&quot; 000&quot;);[.$B$1])" office:value-type="string" office:string-value="lotImages 074.JPG">
            <text:p>lotImages 074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0];&quot;[&quot;;[.C70];&quot;]&quot;)" office:value-type="string" office:string-value="input_file: lotImages 069.JPG[10]">
            <text:p>input_file: lotImages 069.JPG[10]</text:p>
          </table:table-cell>
        </table:table-row>
        <table:table-row table:style-name="ro1">
          <table:table-cell office:value-type="float" office:value="75">
            <text:p>075</text:p>
          </table:table-cell>
          <table:table-cell table:formula="oooc:=CONCATENATE([.$A$1];&quot; &quot;;TEXT([.A76];&quot; 000&quot;);[.$B$1])" office:value-type="string" office:string-value="lotImages 075.JPG">
            <text:p>lotImages 075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1];&quot;[&quot;;[.C71];&quot;]&quot;)" office:value-type="string" office:string-value="input_file: lotImages 070.JPG[10]">
            <text:p>input_file: lotImages 070.JPG[10]</text:p>
          </table:table-cell>
        </table:table-row>
        <table:table-row table:style-name="ro1">
          <table:table-cell office:value-type="float" office:value="76">
            <text:p>076</text:p>
          </table:table-cell>
          <table:table-cell table:formula="oooc:=CONCATENATE([.$A$1];&quot; &quot;;TEXT([.A77];&quot; 000&quot;);[.$B$1])" office:value-type="string" office:string-value="lotImages 076.JPG">
            <text:p>lotImages 076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2];&quot;[&quot;;[.C72];&quot;]&quot;)" office:value-type="string" office:string-value="input_file: lotImages 071.JPG[10]">
            <text:p>input_file: lotImages 071.JPG[10]</text:p>
          </table:table-cell>
        </table:table-row>
        <table:table-row table:style-name="ro1">
          <table:table-cell office:value-type="float" office:value="77">
            <text:p>077</text:p>
          </table:table-cell>
          <table:table-cell table:formula="oooc:=CONCATENATE([.$A$1];&quot; &quot;;TEXT([.A78];&quot; 000&quot;);[.$B$1])" office:value-type="string" office:string-value="lotImages 077.JPG">
            <text:p>lotImages 077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3];&quot;[&quot;;[.C73];&quot;]&quot;)" office:value-type="string" office:string-value="input_file: lotImages 072.JPG[10]">
            <text:p>input_file: lotImages 072.JPG[10]</text:p>
          </table:table-cell>
        </table:table-row>
        <table:table-row table:style-name="ro1">
          <table:table-cell office:value-type="float" office:value="78">
            <text:p>078</text:p>
          </table:table-cell>
          <table:table-cell table:formula="oooc:=CONCATENATE([.$A$1];&quot; &quot;;TEXT([.A79];&quot; 000&quot;);[.$B$1])" office:value-type="string" office:string-value="lotImages 078.JPG">
            <text:p>lotImages 078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4];&quot;[&quot;;[.C74];&quot;]&quot;)" office:value-type="string" office:string-value="input_file: lotImages 073.JPG[10]">
            <text:p>input_file: lotImages 073.JPG[10]</text:p>
          </table:table-cell>
        </table:table-row>
        <table:table-row table:style-name="ro1">
          <table:table-cell office:value-type="float" office:value="79">
            <text:p>079</text:p>
          </table:table-cell>
          <table:table-cell table:formula="oooc:=CONCATENATE([.$A$1];&quot; &quot;;TEXT([.A80];&quot; 000&quot;);[.$B$1])" office:value-type="string" office:string-value="lotImages 079.JPG">
            <text:p>lotImages 079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5];&quot;[&quot;;[.C75];&quot;]&quot;)" office:value-type="string" office:string-value="input_file: lotImages 074.JPG[10]">
            <text:p>input_file: lotImages 074.JPG[10]</text:p>
          </table:table-cell>
        </table:table-row>
        <table:table-row table:style-name="ro1">
          <table:table-cell office:value-type="float" office:value="80">
            <text:p>080</text:p>
          </table:table-cell>
          <table:table-cell table:formula="oooc:=CONCATENATE([.$A$1];&quot; &quot;;TEXT([.A81];&quot; 000&quot;);[.$B$1])" office:value-type="string" office:string-value="lotImages 080.JPG">
            <text:p>lotImages 080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6];&quot;[&quot;;[.C76];&quot;]&quot;)" office:value-type="string" office:string-value="input_file: lotImages 075.JPG[10]">
            <text:p>input_file: lotImages 075.JPG[10]</text:p>
          </table:table-cell>
        </table:table-row>
        <table:table-row table:style-name="ro1">
          <table:table-cell office:value-type="float" office:value="81">
            <text:p>081</text:p>
          </table:table-cell>
          <table:table-cell table:formula="oooc:=CONCATENATE([.$A$1];&quot; &quot;;TEXT([.A82];&quot; 000&quot;);[.$B$1])" office:value-type="string" office:string-value="lotImages 081.JPG">
            <text:p>lotImages 081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7];&quot;[&quot;;[.C77];&quot;]&quot;)" office:value-type="string" office:string-value="input_file: lotImages 076.JPG[10]">
            <text:p>input_file: lotImages 076.JPG[10]</text:p>
          </table:table-cell>
        </table:table-row>
        <table:table-row table:style-name="ro1">
          <table:table-cell office:value-type="float" office:value="82">
            <text:p>082</text:p>
          </table:table-cell>
          <table:table-cell table:formula="oooc:=CONCATENATE([.$A$1];&quot; &quot;;TEXT([.A83];&quot; 000&quot;);[.$B$1])" office:value-type="string" office:string-value="lotImages 082.JPG">
            <text:p>lotImages 082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8];&quot;[&quot;;[.C78];&quot;]&quot;)" office:value-type="string" office:string-value="input_file: lotImages 077.JPG[10]">
            <text:p>input_file: lotImages 077.JPG[10]</text:p>
          </table:table-cell>
        </table:table-row>
        <table:table-row table:style-name="ro1">
          <table:table-cell office:value-type="float" office:value="83">
            <text:p>083</text:p>
          </table:table-cell>
          <table:table-cell table:formula="oooc:=CONCATENATE([.$A$1];&quot; &quot;;TEXT([.A84];&quot; 000&quot;);[.$B$1])" office:value-type="string" office:string-value="lotImages 083.JPG">
            <text:p>lotImages 083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79];&quot;[&quot;;[.C79];&quot;]&quot;)" office:value-type="string" office:string-value="input_file: lotImages 078.JPG[10]">
            <text:p>input_file: lotImages 078.JPG[10]</text:p>
          </table:table-cell>
        </table:table-row>
        <table:table-row table:style-name="ro1">
          <table:table-cell office:value-type="float" office:value="84">
            <text:p>084</text:p>
          </table:table-cell>
          <table:table-cell table:formula="oooc:=CONCATENATE([.$A$1];&quot; &quot;;TEXT([.A85];&quot; 000&quot;);[.$B$1])" office:value-type="string" office:string-value="lotImages 084.JPG">
            <text:p>lotImages 084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80];&quot;[&quot;;[.C80];&quot;]&quot;)" office:value-type="string" office:string-value="input_file: lotImages 079.JPG[10]">
            <text:p>input_file: lotImages 079.JPG[10]</text:p>
          </table:table-cell>
        </table:table-row>
        <table:table-row table:style-name="ro1">
          <table:table-cell office:value-type="float" office:value="85">
            <text:p>085</text:p>
          </table:table-cell>
          <table:table-cell table:formula="oooc:=CONCATENATE([.$A$1];&quot; &quot;;TEXT([.A86];&quot; 000&quot;);[.$B$1])" office:value-type="string" office:string-value="lotImages 085.JPG">
            <text:p>lotImages 085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81];&quot;[&quot;;[.C81];&quot;]&quot;)" office:value-type="string" office:string-value="input_file: lotImages 080.JPG[10]">
            <text:p>input_file: lotImages 080.JPG[10]</text:p>
          </table:table-cell>
        </table:table-row>
        <table:table-row table:style-name="ro1">
          <table:table-cell office:value-type="float" office:value="86">
            <text:p>086</text:p>
          </table:table-cell>
          <table:table-cell table:formula="oooc:=CONCATENATE([.$A$1];&quot; &quot;;TEXT([.A87];&quot; 000&quot;);[.$B$1])" office:value-type="string" office:string-value="lotImages 086.JPG">
            <text:p>lotImages 086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82];&quot;[&quot;;[.C82];&quot;]&quot;)" office:value-type="string" office:string-value="input_file: lotImages 081.JPG[10]">
            <text:p>input_file: lotImages 081.JPG[10]</text:p>
          </table:table-cell>
        </table:table-row>
        <table:table-row table:style-name="ro1">
          <table:table-cell office:value-type="float" office:value="87">
            <text:p>087</text:p>
          </table:table-cell>
          <table:table-cell table:formula="oooc:=CONCATENATE([.$A$1];&quot; &quot;;TEXT([.A88];&quot; 000&quot;);[.$B$1])" office:value-type="string" office:string-value="lotImages 087.JPG">
            <text:p>lotImages 087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83];&quot;[&quot;;[.C83];&quot;]&quot;)" office:value-type="string" office:string-value="input_file: lotImages 082.JPG[10]">
            <text:p>input_file: lotImages 082.JPG[10]</text:p>
          </table:table-cell>
        </table:table-row>
        <table:table-row table:style-name="ro1">
          <table:table-cell office:value-type="float" office:value="88">
            <text:p>088</text:p>
          </table:table-cell>
          <table:table-cell table:formula="oooc:=CONCATENATE([.$A$1];&quot; &quot;;TEXT([.A89];&quot; 000&quot;);[.$B$1])" office:value-type="string" office:string-value="lotImages 088.JPG">
            <text:p>lotImages 088.JPG</text:p>
          </table:table-cell>
          <table:table-cell table:formula="oooc:=10" office:value-type="float" office:value="10">
            <text:p>10</text:p>
          </table:table-cell>
          <table:table-cell/>
          <table:table-cell table:formula="oooc:=CONCATENATE(&quot;input_file: &quot;;[.B84];&quot;[&quot;;[.C84];&quot;]&quot;)" office:value-type="string" office:string-value="input_file: lotImages 083.JPG[10]">
            <text:p>input_file: lotImages 083.JPG[10]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ooc:=CONCATENATE(&quot;input_file: &quot;;[.B85];&quot;[&quot;;[.C85];&quot;]&quot;)" office:value-type="string" office:string-value="input_file: lotImages 084.JPG[10]">
            <text:p>input_file: lotImages 084.JPG[10]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ooc:=CONCATENATE(&quot;input_file: &quot;;[.B86];&quot;[&quot;;[.C86];&quot;]&quot;)" office:value-type="string" office:string-value="input_file: lotImages 085.JPG[10]">
            <text:p>input_file: lotImages 085.JPG[10]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ooc:=CONCATENATE(&quot;input_file: &quot;;[.B87];&quot;[&quot;;[.C87];&quot;]&quot;)" office:value-type="string" office:string-value="input_file: lotImages 086.JPG[10]">
            <text:p>input_file: lotImages 086.JPG[10]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ooc:=CONCATENATE(&quot;input_file: &quot;;[.B88];&quot;[&quot;;[.C88];&quot;]&quot;)" office:value-type="string" office:string-value="input_file: lotImages 087.JPG[10]">
            <text:p>input_file: lotImages 087.JPG[10]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ooc:=CONCATENATE(&quot;input_file: &quot;;[.B89];&quot;[&quot;;[.C89];&quot;]&quot;)" office:value-type="string" office:string-value="input_file: lotImages 088.JPG[10]">
            <text:p>input_file: lotImages 088.JPG[10]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>
            <text:p>endview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>
            <text:p>endsite</text:p>
          </table:table-cell>
        </table:table-row>
      </table:table>
      <table:table table:name="Scott Hall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1" table:number-columns-repeated="254" table:default-cell-style-name="ce3"/>
        <table:table-row table:style-name="ro1">
          <table:table-cell office:value-type="string">
            <text:p>scott hall</text:p>
          </table:table-cell>
          <table:table-cell office:value-type="string">
            <text:p>.JPG</text:p>
          </table:table-cell>
          <table:table-cell table:number-columns-repeated="2"/>
          <table:table-cell table:style-name="Default" office:value-type="string">
            <text:p>startview</text:p>
          </table:table-cell>
          <table:table-cell table:number-columns-repeated="251"/>
        </table:table-row>
        <table:table-row table:style-name="ro1">
          <table:table-cell table:style-name="ce4" office:value-type="float" office:value="3">
            <text:p>003</text:p>
          </table:table-cell>
          <table:table-cell table:style-name="ce4" table:formula="oooc:=CONCATENATE([.$A$1];&quot; &quot;;TEXT([.A2];&quot; 000&quot;);[.$B$1])" office:value-type="string" office:string-value="scott hall 003.JPG">
            <text:p>scott hall 003.JPG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view_name: “Scott Hall South”</text:p>
          </table:table-cell>
          <table:table-cell table:number-columns-repeated="251"/>
        </table:table-row>
        <table:table-row table:style-name="ro1">
          <table:table-cell table:style-name="ce4" office:value-type="float" office:value="4">
            <text:p>004</text:p>
          </table:table-cell>
          <table:table-cell table:style-name="ce4" table:formula="oooc:=CONCATENATE([.$A$1];&quot; &quot;;TEXT([.A3];&quot; 000&quot;);[.$B$1])" office:value-type="string" office:string-value="scott hall 004.JPG">
            <text:p>scott hall 004.JPG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output_path: "c:\xampp\tomcat\webapps\thesisApp\"</text:p>
          </table:table-cell>
          <table:table-cell table:number-columns-repeated="251"/>
        </table:table-row>
        <table:table-row table:style-name="ro1">
          <table:table-cell table:style-name="ce4" office:value-type="float" office:value="5">
            <text:p>005</text:p>
          </table:table-cell>
          <table:table-cell table:style-name="ce4" table:formula="oooc:=CONCATENATE([.$A$1];&quot; &quot;;TEXT([.A4];&quot; 000&quot;);[.$B$1])" office:value-type="string" office:string-value="scott hall 005.JPG">
            <text:p>scott hall 005.JPG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output_filename: "scotthallsouth.jpg"</text:p>
          </table:table-cell>
          <table:table-cell table:number-columns-repeated="251"/>
        </table:table-row>
        <table:table-row table:style-name="ro1">
          <table:table-cell table:style-name="ce4" office:value-type="float" office:value="6">
            <text:p>006</text:p>
          </table:table-cell>
          <table:table-cell table:style-name="ce4" table:formula="oooc:=CONCATENATE([.$A$1];&quot; &quot;;TEXT([.A5];&quot; 000&quot;);[.$B$1])" office:value-type="string" office:string-value="scott hall 006.JPG">
            <text:p>scott hall 006.JPG</text:p>
          </table:table-cell>
          <table:table-cell office:value-type="float" office:value="10">
            <text:p>10</text:p>
          </table:table-cell>
          <table:table-cell/>
          <table:table-cell table:style-name="Default" office:value-type="string">
            <text:p>input_path: "C:\Users\Ryan Luedders\workspace\ImageFeederConsole\resized\"</text:p>
          </table:table-cell>
          <table:table-cell table:number-columns-repeated="251"/>
        </table:table-row>
        <table:table-row table:style-name="ro1">
          <table:table-cell table:style-name="ce4" office:value-type="float" office:value="7">
            <text:p>007</text:p>
          </table:table-cell>
          <table:table-cell table:style-name="ce4" table:formula="oooc:=CONCATENATE([.$A$1];&quot; &quot;;TEXT([.A6];&quot; 000&quot;);[.$B$1])" office:value-type="string" office:string-value="scott hall 007.JPG">
            <text:p>scott hall 007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];&quot;[&quot;;[.C2];&quot;]&quot;)" office:value-type="string" office:string-value="input_file: scott hall 003.JPG[10]">
            <text:p>input_file: scott hall 003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8">
            <text:p>008</text:p>
          </table:table-cell>
          <table:table-cell table:style-name="ce4" table:formula="oooc:=CONCATENATE([.$A$1];&quot; &quot;;TEXT([.A7];&quot; 000&quot;);[.$B$1])" office:value-type="string" office:string-value="scott hall 008.JPG">
            <text:p>scott hall 008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];&quot;[&quot;;[.C3];&quot;]&quot;)" office:value-type="string" office:string-value="input_file: scott hall 004.JPG[10]">
            <text:p>input_file: scott hall 004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9">
            <text:p>009</text:p>
          </table:table-cell>
          <table:table-cell table:style-name="ce4" table:formula="oooc:=CONCATENATE([.$A$1];&quot; &quot;;TEXT([.A8];&quot; 000&quot;);[.$B$1])" office:value-type="string" office:string-value="scott hall 009.JPG">
            <text:p>scott hall 009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];&quot;[&quot;;[.C4];&quot;]&quot;)" office:value-type="string" office:string-value="input_file: scott hall 005.JPG[10]">
            <text:p>input_file: scott hall 005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0">
            <text:p>010</text:p>
          </table:table-cell>
          <table:table-cell table:style-name="ce4" table:formula="oooc:=CONCATENATE([.$A$1];&quot; &quot;;TEXT([.A9];&quot; 000&quot;);[.$B$1])" office:value-type="string" office:string-value="scott hall 010.JPG">
            <text:p>scott hall 010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];&quot;[&quot;;[.C5];&quot;]&quot;)" office:value-type="string" office:string-value="input_file: scott hall 006.JPG[10]">
            <text:p>input_file: scott hall 006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1">
            <text:p>011</text:p>
          </table:table-cell>
          <table:table-cell table:style-name="ce4" table:formula="oooc:=CONCATENATE([.$A$1];&quot; &quot;;TEXT([.A10];&quot; 000&quot;);[.$B$1])" office:value-type="string" office:string-value="scott hall 011.JPG">
            <text:p>scott hall 011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];&quot;[&quot;;[.C6];&quot;]&quot;)" office:value-type="string" office:string-value="input_file: scott hall 007.JPG[10]">
            <text:p>input_file: scott hall 007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2">
            <text:p>012</text:p>
          </table:table-cell>
          <table:table-cell table:style-name="ce4" table:formula="oooc:=CONCATENATE([.$A$1];&quot; &quot;;TEXT([.A11];&quot; 000&quot;);[.$B$1])" office:value-type="string" office:string-value="scott hall 012.JPG">
            <text:p>scott hall 012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7];&quot;[&quot;;[.C7];&quot;]&quot;)" office:value-type="string" office:string-value="input_file: scott hall 008.JPG[10]">
            <text:p>input_file: scott hall 008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3">
            <text:p>013</text:p>
          </table:table-cell>
          <table:table-cell table:style-name="ce4" table:formula="oooc:=CONCATENATE([.$A$1];&quot; &quot;;TEXT([.A12];&quot; 000&quot;);[.$B$1])" office:value-type="string" office:string-value="scott hall 013.JPG">
            <text:p>scott hall 013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8];&quot;[&quot;;[.C8];&quot;]&quot;)" office:value-type="string" office:string-value="input_file: scott hall 009.JPG[10]">
            <text:p>input_file: scott hall 009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4">
            <text:p>014</text:p>
          </table:table-cell>
          <table:table-cell table:style-name="ce4" table:formula="oooc:=CONCATENATE([.$A$1];&quot; &quot;;TEXT([.A13];&quot; 000&quot;);[.$B$1])" office:value-type="string" office:string-value="scott hall 014.JPG">
            <text:p>scott hall 014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9];&quot;[&quot;;[.C9];&quot;]&quot;)" office:value-type="string" office:string-value="input_file: scott hall 010.JPG[10]">
            <text:p>input_file: scott hall 010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5">
            <text:p>015</text:p>
          </table:table-cell>
          <table:table-cell table:style-name="ce4" table:formula="oooc:=CONCATENATE([.$A$1];&quot; &quot;;TEXT([.A14];&quot; 000&quot;);[.$B$1])" office:value-type="string" office:string-value="scott hall 015.JPG">
            <text:p>scott hall 015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0];&quot;[&quot;;[.C10];&quot;]&quot;)" office:value-type="string" office:string-value="input_file: scott hall 011.JPG[10]">
            <text:p>input_file: scott hall 011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6">
            <text:p>016</text:p>
          </table:table-cell>
          <table:table-cell table:style-name="ce4" table:formula="oooc:=CONCATENATE([.$A$1];&quot; &quot;;TEXT([.A15];&quot; 000&quot;);[.$B$1])" office:value-type="string" office:string-value="scott hall 016.JPG">
            <text:p>scott hall 016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1];&quot;[&quot;;[.C11];&quot;]&quot;)" office:value-type="string" office:string-value="input_file: scott hall 012.JPG[10]">
            <text:p>input_file: scott hall 012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7">
            <text:p>017</text:p>
          </table:table-cell>
          <table:table-cell table:style-name="ce4" table:formula="oooc:=CONCATENATE([.$A$1];&quot; &quot;;TEXT([.A16];&quot; 000&quot;);[.$B$1])" office:value-type="string" office:string-value="scott hall 017.JPG">
            <text:p>scott hall 017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2];&quot;[&quot;;[.C12];&quot;]&quot;)" office:value-type="string" office:string-value="input_file: scott hall 013.JPG[10]">
            <text:p>input_file: scott hall 013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8">
            <text:p>018</text:p>
          </table:table-cell>
          <table:table-cell table:style-name="ce4" table:formula="oooc:=CONCATENATE([.$A$1];&quot; &quot;;TEXT([.A17];&quot; 000&quot;);[.$B$1])" office:value-type="string" office:string-value="scott hall 018.JPG">
            <text:p>scott hall 018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3];&quot;[&quot;;[.C13];&quot;]&quot;)" office:value-type="string" office:string-value="input_file: scott hall 014.JPG[10]">
            <text:p>input_file: scott hall 014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19">
            <text:p>019</text:p>
          </table:table-cell>
          <table:table-cell table:style-name="ce4" table:formula="oooc:=CONCATENATE([.$A$1];&quot; &quot;;TEXT([.A18];&quot; 000&quot;);[.$B$1])" office:value-type="string" office:string-value="scott hall 019.JPG">
            <text:p>scott hall 019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4];&quot;[&quot;;[.C14];&quot;]&quot;)" office:value-type="string" office:string-value="input_file: scott hall 015.JPG[10]">
            <text:p>input_file: scott hall 015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0">
            <text:p>020</text:p>
          </table:table-cell>
          <table:table-cell table:style-name="ce4" table:formula="oooc:=CONCATENATE([.$A$1];&quot; &quot;;TEXT([.A19];&quot; 000&quot;);[.$B$1])" office:value-type="string" office:string-value="scott hall 020.JPG">
            <text:p>scott hall 020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5];&quot;[&quot;;[.C15];&quot;]&quot;)" office:value-type="string" office:string-value="input_file: scott hall 016.JPG[10]">
            <text:p>input_file: scott hall 016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1">
            <text:p>021</text:p>
          </table:table-cell>
          <table:table-cell table:style-name="ce4" table:formula="oooc:=CONCATENATE([.$A$1];&quot; &quot;;TEXT([.A20];&quot; 000&quot;);[.$B$1])" office:value-type="string" office:string-value="scott hall 021.JPG">
            <text:p>scott hall 021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6];&quot;[&quot;;[.C16];&quot;]&quot;)" office:value-type="string" office:string-value="input_file: scott hall 017.JPG[10]">
            <text:p>input_file: scott hall 017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2">
            <text:p>022</text:p>
          </table:table-cell>
          <table:table-cell table:style-name="ce4" table:formula="oooc:=CONCATENATE([.$A$1];&quot; &quot;;TEXT([.A21];&quot; 000&quot;);[.$B$1])" office:value-type="string" office:string-value="scott hall 022.JPG">
            <text:p>scott hall 022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7];&quot;[&quot;;[.C17];&quot;]&quot;)" office:value-type="string" office:string-value="input_file: scott hall 018.JPG[10]">
            <text:p>input_file: scott hall 018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3">
            <text:p>023</text:p>
          </table:table-cell>
          <table:table-cell table:style-name="ce4" table:formula="oooc:=CONCATENATE([.$A$1];&quot; &quot;;TEXT([.A22];&quot; 000&quot;);[.$B$1])" office:value-type="string" office:string-value="scott hall 023.JPG">
            <text:p>scott hall 023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8];&quot;[&quot;;[.C18];&quot;]&quot;)" office:value-type="string" office:string-value="input_file: scott hall 019.JPG[10]">
            <text:p>input_file: scott hall 019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4">
            <text:p>024</text:p>
          </table:table-cell>
          <table:table-cell table:style-name="ce4" table:formula="oooc:=CONCATENATE([.$A$1];&quot; &quot;;TEXT([.A23];&quot; 000&quot;);[.$B$1])" office:value-type="string" office:string-value="scott hall 024.JPG">
            <text:p>scott hall 024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19];&quot;[&quot;;[.C19];&quot;]&quot;)" office:value-type="string" office:string-value="input_file: scott hall 020.JPG[10]">
            <text:p>input_file: scott hall 020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5">
            <text:p>025</text:p>
          </table:table-cell>
          <table:table-cell table:style-name="ce4" table:formula="oooc:=CONCATENATE([.$A$1];&quot; &quot;;TEXT([.A24];&quot; 000&quot;);[.$B$1])" office:value-type="string" office:string-value="scott hall 025.JPG">
            <text:p>scott hall 025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0];&quot;[&quot;;[.C20];&quot;]&quot;)" office:value-type="string" office:string-value="input_file: scott hall 021.JPG[10]">
            <text:p>input_file: scott hall 021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6">
            <text:p>026</text:p>
          </table:table-cell>
          <table:table-cell table:style-name="ce4" table:formula="oooc:=CONCATENATE([.$A$1];&quot; &quot;;TEXT([.A25];&quot; 000&quot;);[.$B$1])" office:value-type="string" office:string-value="scott hall 026.JPG">
            <text:p>scott hall 026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1];&quot;[&quot;;[.C21];&quot;]&quot;)" office:value-type="string" office:string-value="input_file: scott hall 022.JPG[10]">
            <text:p>input_file: scott hall 022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7">
            <text:p>027</text:p>
          </table:table-cell>
          <table:table-cell table:style-name="ce4" table:formula="oooc:=CONCATENATE([.$A$1];&quot; &quot;;TEXT([.A26];&quot; 000&quot;);[.$B$1])" office:value-type="string" office:string-value="scott hall 027.JPG">
            <text:p>scott hall 027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2];&quot;[&quot;;[.C22];&quot;]&quot;)" office:value-type="string" office:string-value="input_file: scott hall 023.JPG[10]">
            <text:p>input_file: scott hall 023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8">
            <text:p>028</text:p>
          </table:table-cell>
          <table:table-cell table:style-name="ce4" table:formula="oooc:=CONCATENATE([.$A$1];&quot; &quot;;TEXT([.A27];&quot; 000&quot;);[.$B$1])" office:value-type="string" office:string-value="scott hall 028.JPG">
            <text:p>scott hall 028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3];&quot;[&quot;;[.C23];&quot;]&quot;)" office:value-type="string" office:string-value="input_file: scott hall 024.JPG[10]">
            <text:p>input_file: scott hall 024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29">
            <text:p>029</text:p>
          </table:table-cell>
          <table:table-cell table:style-name="ce4" table:formula="oooc:=CONCATENATE([.$A$1];&quot; &quot;;TEXT([.A28];&quot; 000&quot;);[.$B$1])" office:value-type="string" office:string-value="scott hall 029.JPG">
            <text:p>scott hall 029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4];&quot;[&quot;;[.C24];&quot;]&quot;)" office:value-type="string" office:string-value="input_file: scott hall 025.JPG[10]">
            <text:p>input_file: scott hall 025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0">
            <text:p>030</text:p>
          </table:table-cell>
          <table:table-cell table:style-name="ce4" table:formula="oooc:=CONCATENATE([.$A$1];&quot; &quot;;TEXT([.A29];&quot; 000&quot;);[.$B$1])" office:value-type="string" office:string-value="scott hall 030.JPG">
            <text:p>scott hall 030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5];&quot;[&quot;;[.C25];&quot;]&quot;)" office:value-type="string" office:string-value="input_file: scott hall 026.JPG[10]">
            <text:p>input_file: scott hall 026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1">
            <text:p>031</text:p>
          </table:table-cell>
          <table:table-cell table:style-name="ce4" table:formula="oooc:=CONCATENATE([.$A$1];&quot; &quot;;TEXT([.A30];&quot; 000&quot;);[.$B$1])" office:value-type="string" office:string-value="scott hall 031.JPG">
            <text:p>scott hall 031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6];&quot;[&quot;;[.C26];&quot;]&quot;)" office:value-type="string" office:string-value="input_file: scott hall 027.JPG[10]">
            <text:p>input_file: scott hall 027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2">
            <text:p>032</text:p>
          </table:table-cell>
          <table:table-cell table:style-name="ce4" table:formula="oooc:=CONCATENATE([.$A$1];&quot; &quot;;TEXT([.A31];&quot; 000&quot;);[.$B$1])" office:value-type="string" office:string-value="scott hall 032.JPG">
            <text:p>scott hall 032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7];&quot;[&quot;;[.C27];&quot;]&quot;)" office:value-type="string" office:string-value="input_file: scott hall 028.JPG[10]">
            <text:p>input_file: scott hall 028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3">
            <text:p>033</text:p>
          </table:table-cell>
          <table:table-cell table:style-name="ce4" table:formula="oooc:=CONCATENATE([.$A$1];&quot; &quot;;TEXT([.A32];&quot; 000&quot;);[.$B$1])" office:value-type="string" office:string-value="scott hall 033.JPG">
            <text:p>scott hall 033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8];&quot;[&quot;;[.C28];&quot;]&quot;)" office:value-type="string" office:string-value="input_file: scott hall 029.JPG[10]">
            <text:p>input_file: scott hall 029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4">
            <text:p>034</text:p>
          </table:table-cell>
          <table:table-cell table:style-name="ce4" table:formula="oooc:=CONCATENATE([.$A$1];&quot; &quot;;TEXT([.A33];&quot; 000&quot;);[.$B$1])" office:value-type="string" office:string-value="scott hall 034.JPG">
            <text:p>scott hall 034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29];&quot;[&quot;;[.C29];&quot;]&quot;)" office:value-type="string" office:string-value="input_file: scott hall 030.JPG[10]">
            <text:p>input_file: scott hall 030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5">
            <text:p>035</text:p>
          </table:table-cell>
          <table:table-cell table:style-name="ce4" table:formula="oooc:=CONCATENATE([.$A$1];&quot; &quot;;TEXT([.A34];&quot; 000&quot;);[.$B$1])" office:value-type="string" office:string-value="scott hall 035.JPG">
            <text:p>scott hall 035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0];&quot;[&quot;;[.C30];&quot;]&quot;)" office:value-type="string" office:string-value="input_file: scott hall 031.JPG[10]">
            <text:p>input_file: scott hall 031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6">
            <text:p>036</text:p>
          </table:table-cell>
          <table:table-cell table:style-name="ce4" table:formula="oooc:=CONCATENATE([.$A$1];&quot; &quot;;TEXT([.A35];&quot; 000&quot;);[.$B$1])" office:value-type="string" office:string-value="scott hall 036.JPG">
            <text:p>scott hall 036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1];&quot;[&quot;;[.C31];&quot;]&quot;)" office:value-type="string" office:string-value="input_file: scott hall 032.JPG[10]">
            <text:p>input_file: scott hall 032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7">
            <text:p>037</text:p>
          </table:table-cell>
          <table:table-cell table:style-name="ce4" table:formula="oooc:=CONCATENATE([.$A$1];&quot; &quot;;TEXT([.A36];&quot; 000&quot;);[.$B$1])" office:value-type="string" office:string-value="scott hall 037.JPG">
            <text:p>scott hall 037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2];&quot;[&quot;;[.C32];&quot;]&quot;)" office:value-type="string" office:string-value="input_file: scott hall 033.JPG[10]">
            <text:p>input_file: scott hall 033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8">
            <text:p>038</text:p>
          </table:table-cell>
          <table:table-cell table:style-name="ce4" table:formula="oooc:=CONCATENATE([.$A$1];&quot; &quot;;TEXT([.A37];&quot; 000&quot;);[.$B$1])" office:value-type="string" office:string-value="scott hall 038.JPG">
            <text:p>scott hall 038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3];&quot;[&quot;;[.C33];&quot;]&quot;)" office:value-type="string" office:string-value="input_file: scott hall 034.JPG[10]">
            <text:p>input_file: scott hall 034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39">
            <text:p>039</text:p>
          </table:table-cell>
          <table:table-cell table:style-name="ce4" table:formula="oooc:=CONCATENATE([.$A$1];&quot; &quot;;TEXT([.A38];&quot; 000&quot;);[.$B$1])" office:value-type="string" office:string-value="scott hall 039.JPG">
            <text:p>scott hall 039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4];&quot;[&quot;;[.C34];&quot;]&quot;)" office:value-type="string" office:string-value="input_file: scott hall 035.JPG[10]">
            <text:p>input_file: scott hall 035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0">
            <text:p>040</text:p>
          </table:table-cell>
          <table:table-cell table:style-name="ce4" table:formula="oooc:=CONCATENATE([.$A$1];&quot; &quot;;TEXT([.A39];&quot; 000&quot;);[.$B$1])" office:value-type="string" office:string-value="scott hall 040.JPG">
            <text:p>scott hall 040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5];&quot;[&quot;;[.C35];&quot;]&quot;)" office:value-type="string" office:string-value="input_file: scott hall 036.JPG[10]">
            <text:p>input_file: scott hall 036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1">
            <text:p>041</text:p>
          </table:table-cell>
          <table:table-cell table:style-name="ce4" table:formula="oooc:=CONCATENATE([.$A$1];&quot; &quot;;TEXT([.A40];&quot; 000&quot;);[.$B$1])" office:value-type="string" office:string-value="scott hall 041.JPG">
            <text:p>scott hall 041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6];&quot;[&quot;;[.C36];&quot;]&quot;)" office:value-type="string" office:string-value="input_file: scott hall 037.JPG[10]">
            <text:p>input_file: scott hall 037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2">
            <text:p>042</text:p>
          </table:table-cell>
          <table:table-cell table:style-name="ce4" table:formula="oooc:=CONCATENATE([.$A$1];&quot; &quot;;TEXT([.A41];&quot; 000&quot;);[.$B$1])" office:value-type="string" office:string-value="scott hall 042.JPG">
            <text:p>scott hall 042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7];&quot;[&quot;;[.C37];&quot;]&quot;)" office:value-type="string" office:string-value="input_file: scott hall 038.JPG[10]">
            <text:p>input_file: scott hall 038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3">
            <text:p>043</text:p>
          </table:table-cell>
          <table:table-cell table:style-name="ce4" table:formula="oooc:=CONCATENATE([.$A$1];&quot; &quot;;TEXT([.A42];&quot; 000&quot;);[.$B$1])" office:value-type="string" office:string-value="scott hall 043.JPG">
            <text:p>scott hall 043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8];&quot;[&quot;;[.C38];&quot;]&quot;)" office:value-type="string" office:string-value="input_file: scott hall 039.JPG[10]">
            <text:p>input_file: scott hall 039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4">
            <text:p>044</text:p>
          </table:table-cell>
          <table:table-cell table:style-name="ce4" table:formula="oooc:=CONCATENATE([.$A$1];&quot; &quot;;TEXT([.A43];&quot; 000&quot;);[.$B$1])" office:value-type="string" office:string-value="scott hall 044.JPG">
            <text:p>scott hall 044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39];&quot;[&quot;;[.C39];&quot;]&quot;)" office:value-type="string" office:string-value="input_file: scott hall 040.JPG[10]">
            <text:p>input_file: scott hall 040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5">
            <text:p>045</text:p>
          </table:table-cell>
          <table:table-cell table:style-name="ce4" table:formula="oooc:=CONCATENATE([.$A$1];&quot; &quot;;TEXT([.A44];&quot; 000&quot;);[.$B$1])" office:value-type="string" office:string-value="scott hall 045.JPG">
            <text:p>scott hall 045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0];&quot;[&quot;;[.C40];&quot;]&quot;)" office:value-type="string" office:string-value="input_file: scott hall 041.JPG[10]">
            <text:p>input_file: scott hall 041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6">
            <text:p>046</text:p>
          </table:table-cell>
          <table:table-cell table:style-name="ce4" table:formula="oooc:=CONCATENATE([.$A$1];&quot; &quot;;TEXT([.A45];&quot; 000&quot;);[.$B$1])" office:value-type="string" office:string-value="scott hall 046.JPG">
            <text:p>scott hall 046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1];&quot;[&quot;;[.C41];&quot;]&quot;)" office:value-type="string" office:string-value="input_file: scott hall 042.JPG[10]">
            <text:p>input_file: scott hall 042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7">
            <text:p>047</text:p>
          </table:table-cell>
          <table:table-cell table:style-name="ce4" table:formula="oooc:=CONCATENATE([.$A$1];&quot; &quot;;TEXT([.A46];&quot; 000&quot;);[.$B$1])" office:value-type="string" office:string-value="scott hall 047.JPG">
            <text:p>scott hall 047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2];&quot;[&quot;;[.C42];&quot;]&quot;)" office:value-type="string" office:string-value="input_file: scott hall 043.JPG[10]">
            <text:p>input_file: scott hall 043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8">
            <text:p>048</text:p>
          </table:table-cell>
          <table:table-cell table:style-name="ce4" table:formula="oooc:=CONCATENATE([.$A$1];&quot; &quot;;TEXT([.A47];&quot; 000&quot;);[.$B$1])" office:value-type="string" office:string-value="scott hall 048.JPG">
            <text:p>scott hall 048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3];&quot;[&quot;;[.C43];&quot;]&quot;)" office:value-type="string" office:string-value="input_file: scott hall 044.JPG[10]">
            <text:p>input_file: scott hall 044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49">
            <text:p>049</text:p>
          </table:table-cell>
          <table:table-cell table:style-name="ce4" table:formula="oooc:=CONCATENATE([.$A$1];&quot; &quot;;TEXT([.A48];&quot; 000&quot;);[.$B$1])" office:value-type="string" office:string-value="scott hall 049.JPG">
            <text:p>scott hall 049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4];&quot;[&quot;;[.C44];&quot;]&quot;)" office:value-type="string" office:string-value="input_file: scott hall 045.JPG[10]">
            <text:p>input_file: scott hall 045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0">
            <text:p>050</text:p>
          </table:table-cell>
          <table:table-cell table:style-name="ce4" table:formula="oooc:=CONCATENATE([.$A$1];&quot; &quot;;TEXT([.A49];&quot; 000&quot;);[.$B$1])" office:value-type="string" office:string-value="scott hall 050.JPG">
            <text:p>scott hall 050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5];&quot;[&quot;;[.C45];&quot;]&quot;)" office:value-type="string" office:string-value="input_file: scott hall 046.JPG[10]">
            <text:p>input_file: scott hall 046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1">
            <text:p>051</text:p>
          </table:table-cell>
          <table:table-cell table:style-name="ce4" table:formula="oooc:=CONCATENATE([.$A$1];&quot; &quot;;TEXT([.A50];&quot; 000&quot;);[.$B$1])" office:value-type="string" office:string-value="scott hall 051.JPG">
            <text:p>scott hall 051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6];&quot;[&quot;;[.C46];&quot;]&quot;)" office:value-type="string" office:string-value="input_file: scott hall 047.JPG[10]">
            <text:p>input_file: scott hall 047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2">
            <text:p>052</text:p>
          </table:table-cell>
          <table:table-cell table:style-name="ce4" table:formula="oooc:=CONCATENATE([.$A$1];&quot; &quot;;TEXT([.A51];&quot; 000&quot;);[.$B$1])" office:value-type="string" office:string-value="scott hall 052.JPG">
            <text:p>scott hall 052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7];&quot;[&quot;;[.C47];&quot;]&quot;)" office:value-type="string" office:string-value="input_file: scott hall 048.JPG[10]">
            <text:p>input_file: scott hall 048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3">
            <text:p>053</text:p>
          </table:table-cell>
          <table:table-cell table:style-name="ce4" table:formula="oooc:=CONCATENATE([.$A$1];&quot; &quot;;TEXT([.A52];&quot; 000&quot;);[.$B$1])" office:value-type="string" office:string-value="scott hall 053.JPG">
            <text:p>scott hall 053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8];&quot;[&quot;;[.C48];&quot;]&quot;)" office:value-type="string" office:string-value="input_file: scott hall 049.JPG[10]">
            <text:p>input_file: scott hall 049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4">
            <text:p>054</text:p>
          </table:table-cell>
          <table:table-cell table:style-name="ce4" table:formula="oooc:=CONCATENATE([.$A$1];&quot; &quot;;TEXT([.A53];&quot; 000&quot;);[.$B$1])" office:value-type="string" office:string-value="scott hall 054.JPG">
            <text:p>scott hall 054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49];&quot;[&quot;;[.C49];&quot;]&quot;)" office:value-type="string" office:string-value="input_file: scott hall 050.JPG[10]">
            <text:p>input_file: scott hall 050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5">
            <text:p>055</text:p>
          </table:table-cell>
          <table:table-cell table:style-name="ce4" table:formula="oooc:=CONCATENATE([.$A$1];&quot; &quot;;TEXT([.A54];&quot; 000&quot;);[.$B$1])" office:value-type="string" office:string-value="scott hall 055.JPG">
            <text:p>scott hall 055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0];&quot;[&quot;;[.C50];&quot;]&quot;)" office:value-type="string" office:string-value="input_file: scott hall 051.JPG[10]">
            <text:p>input_file: scott hall 051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6">
            <text:p>056</text:p>
          </table:table-cell>
          <table:table-cell table:style-name="ce4" table:formula="oooc:=CONCATENATE([.$A$1];&quot; &quot;;TEXT([.A55];&quot; 000&quot;);[.$B$1])" office:value-type="string" office:string-value="scott hall 056.JPG">
            <text:p>scott hall 056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1];&quot;[&quot;;[.C51];&quot;]&quot;)" office:value-type="string" office:string-value="input_file: scott hall 052.JPG[10]">
            <text:p>input_file: scott hall 052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7">
            <text:p>057</text:p>
          </table:table-cell>
          <table:table-cell table:style-name="ce4" table:formula="oooc:=CONCATENATE([.$A$1];&quot; &quot;;TEXT([.A56];&quot; 000&quot;);[.$B$1])" office:value-type="string" office:string-value="scott hall 057.JPG">
            <text:p>scott hall 057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2];&quot;[&quot;;[.C52];&quot;]&quot;)" office:value-type="string" office:string-value="input_file: scott hall 053.JPG[10]">
            <text:p>input_file: scott hall 053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8">
            <text:p>058</text:p>
          </table:table-cell>
          <table:table-cell table:style-name="ce4" table:formula="oooc:=CONCATENATE([.$A$1];&quot; &quot;;TEXT([.A57];&quot; 000&quot;);[.$B$1])" office:value-type="string" office:string-value="scott hall 058.JPG">
            <text:p>scott hall 058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3];&quot;[&quot;;[.C53];&quot;]&quot;)" office:value-type="string" office:string-value="input_file: scott hall 054.JPG[10]">
            <text:p>input_file: scott hall 054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59">
            <text:p>059</text:p>
          </table:table-cell>
          <table:table-cell table:style-name="ce4" table:formula="oooc:=CONCATENATE([.$A$1];&quot; &quot;;TEXT([.A58];&quot; 000&quot;);[.$B$1])" office:value-type="string" office:string-value="scott hall 059.JPG">
            <text:p>scott hall 059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4];&quot;[&quot;;[.C54];&quot;]&quot;)" office:value-type="string" office:string-value="input_file: scott hall 055.JPG[10]">
            <text:p>input_file: scott hall 055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0">
            <text:p>060</text:p>
          </table:table-cell>
          <table:table-cell table:style-name="ce4" table:formula="oooc:=CONCATENATE([.$A$1];&quot; &quot;;TEXT([.A59];&quot; 000&quot;);[.$B$1])" office:value-type="string" office:string-value="scott hall 060.JPG">
            <text:p>scott hall 060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5];&quot;[&quot;;[.C55];&quot;]&quot;)" office:value-type="string" office:string-value="input_file: scott hall 056.JPG[10]">
            <text:p>input_file: scott hall 056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1">
            <text:p>061</text:p>
          </table:table-cell>
          <table:table-cell table:style-name="ce4" table:formula="oooc:=CONCATENATE([.$A$1];&quot; &quot;;TEXT([.A60];&quot; 000&quot;);[.$B$1])" office:value-type="string" office:string-value="scott hall 061.JPG">
            <text:p>scott hall 061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6];&quot;[&quot;;[.C56];&quot;]&quot;)" office:value-type="string" office:string-value="input_file: scott hall 057.JPG[10]">
            <text:p>input_file: scott hall 057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2">
            <text:p>062</text:p>
          </table:table-cell>
          <table:table-cell table:style-name="ce4" table:formula="oooc:=CONCATENATE([.$A$1];&quot; &quot;;TEXT([.A61];&quot; 000&quot;);[.$B$1])" office:value-type="string" office:string-value="scott hall 062.JPG">
            <text:p>scott hall 062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7];&quot;[&quot;;[.C57];&quot;]&quot;)" office:value-type="string" office:string-value="input_file: scott hall 058.JPG[10]">
            <text:p>input_file: scott hall 058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3">
            <text:p>063</text:p>
          </table:table-cell>
          <table:table-cell table:style-name="ce4" table:formula="oooc:=CONCATENATE([.$A$1];&quot; &quot;;TEXT([.A62];&quot; 000&quot;);[.$B$1])" office:value-type="string" office:string-value="scott hall 063.JPG">
            <text:p>scott hall 063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8];&quot;[&quot;;[.C58];&quot;]&quot;)" office:value-type="string" office:string-value="input_file: scott hall 059.JPG[10]">
            <text:p>input_file: scott hall 059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4">
            <text:p>064</text:p>
          </table:table-cell>
          <table:table-cell table:style-name="ce4" table:formula="oooc:=CONCATENATE([.$A$1];&quot; &quot;;TEXT([.A63];&quot; 000&quot;);[.$B$1])" office:value-type="string" office:string-value="scott hall 064.JPG">
            <text:p>scott hall 064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59];&quot;[&quot;;[.C59];&quot;]&quot;)" office:value-type="string" office:string-value="input_file: scott hall 060.JPG[10]">
            <text:p>input_file: scott hall 060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5">
            <text:p>065</text:p>
          </table:table-cell>
          <table:table-cell table:style-name="ce4" table:formula="oooc:=CONCATENATE([.$A$1];&quot; &quot;;TEXT([.A64];&quot; 000&quot;);[.$B$1])" office:value-type="string" office:string-value="scott hall 065.JPG">
            <text:p>scott hall 065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0];&quot;[&quot;;[.C60];&quot;]&quot;)" office:value-type="string" office:string-value="input_file: scott hall 061.JPG[10]">
            <text:p>input_file: scott hall 061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6">
            <text:p>066</text:p>
          </table:table-cell>
          <table:table-cell table:style-name="ce4" table:formula="oooc:=CONCATENATE([.$A$1];&quot; &quot;;TEXT([.A65];&quot; 000&quot;);[.$B$1])" office:value-type="string" office:string-value="scott hall 066.JPG">
            <text:p>scott hall 066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1];&quot;[&quot;;[.C61];&quot;]&quot;)" office:value-type="string" office:string-value="input_file: scott hall 062.JPG[10]">
            <text:p>input_file: scott hall 062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7">
            <text:p>067</text:p>
          </table:table-cell>
          <table:table-cell table:style-name="ce4" table:formula="oooc:=CONCATENATE([.$A$1];&quot; &quot;;TEXT([.A66];&quot; 000&quot;);[.$B$1])" office:value-type="string" office:string-value="scott hall 067.JPG">
            <text:p>scott hall 067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2];&quot;[&quot;;[.C62];&quot;]&quot;)" office:value-type="string" office:string-value="input_file: scott hall 063.JPG[10]">
            <text:p>input_file: scott hall 063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8">
            <text:p>068</text:p>
          </table:table-cell>
          <table:table-cell table:style-name="ce4" table:formula="oooc:=CONCATENATE([.$A$1];&quot; &quot;;TEXT([.A67];&quot; 000&quot;);[.$B$1])" office:value-type="string" office:string-value="scott hall 068.JPG">
            <text:p>scott hall 068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3];&quot;[&quot;;[.C63];&quot;]&quot;)" office:value-type="string" office:string-value="input_file: scott hall 064.JPG[10]">
            <text:p>input_file: scott hall 064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69">
            <text:p>069</text:p>
          </table:table-cell>
          <table:table-cell table:style-name="ce4" table:formula="oooc:=CONCATENATE([.$A$1];&quot; &quot;;TEXT([.A68];&quot; 000&quot;);[.$B$1])" office:value-type="string" office:string-value="scott hall 069.JPG">
            <text:p>scott hall 069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4];&quot;[&quot;;[.C64];&quot;]&quot;)" office:value-type="string" office:string-value="input_file: scott hall 065.JPG[10]">
            <text:p>input_file: scott hall 065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70">
            <text:p>070</text:p>
          </table:table-cell>
          <table:table-cell table:style-name="ce4" table:formula="oooc:=CONCATENATE([.$A$1];&quot; &quot;;TEXT([.A69];&quot; 000&quot;);[.$B$1])" office:value-type="string" office:string-value="scott hall 070.JPG">
            <text:p>scott hall 070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5];&quot;[&quot;;[.C65];&quot;]&quot;)" office:value-type="string" office:string-value="input_file: scott hall 066.JPG[10]">
            <text:p>input_file: scott hall 066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71">
            <text:p>071</text:p>
          </table:table-cell>
          <table:table-cell table:style-name="ce4" table:formula="oooc:=CONCATENATE([.$A$1];&quot; &quot;;TEXT([.A70];&quot; 000&quot;);[.$B$1])" office:value-type="string" office:string-value="scott hall 071.JPG">
            <text:p>scott hall 071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6];&quot;[&quot;;[.C66];&quot;]&quot;)" office:value-type="string" office:string-value="input_file: scott hall 067.JPG[10]">
            <text:p>input_file: scott hall 067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72">
            <text:p>072</text:p>
          </table:table-cell>
          <table:table-cell table:style-name="ce4" table:formula="oooc:=CONCATENATE([.$A$1];&quot; &quot;;TEXT([.A71];&quot; 000&quot;);[.$B$1])" office:value-type="string" office:string-value="scott hall 072.JPG">
            <text:p>scott hall 072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7];&quot;[&quot;;[.C67];&quot;]&quot;)" office:value-type="string" office:string-value="input_file: scott hall 068.JPG[10]">
            <text:p>input_file: scott hall 068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73">
            <text:p>073</text:p>
          </table:table-cell>
          <table:table-cell table:style-name="ce4" table:formula="oooc:=CONCATENATE([.$A$1];&quot; &quot;;TEXT([.A72];&quot; 000&quot;);[.$B$1])" office:value-type="string" office:string-value="scott hall 073.JPG">
            <text:p>scott hall 073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8];&quot;[&quot;;[.C68];&quot;]&quot;)" office:value-type="string" office:string-value="input_file: scott hall 069.JPG[10]">
            <text:p>input_file: scott hall 069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74">
            <text:p>074</text:p>
          </table:table-cell>
          <table:table-cell table:style-name="ce4" table:formula="oooc:=CONCATENATE([.$A$1];&quot; &quot;;TEXT([.A73];&quot; 000&quot;);[.$B$1])" office:value-type="string" office:string-value="scott hall 074.JPG">
            <text:p>scott hall 074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69];&quot;[&quot;;[.C69];&quot;]&quot;)" office:value-type="string" office:string-value="input_file: scott hall 070.JPG[10]">
            <text:p>input_file: scott hall 070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75">
            <text:p>075</text:p>
          </table:table-cell>
          <table:table-cell table:style-name="ce4" table:formula="oooc:=CONCATENATE([.$A$1];&quot; &quot;;TEXT([.A74];&quot; 000&quot;);[.$B$1])" office:value-type="string" office:string-value="scott hall 075.JPG">
            <text:p>scott hall 075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70];&quot;[&quot;;[.C70];&quot;]&quot;)" office:value-type="string" office:string-value="input_file: scott hall 071.JPG[10]">
            <text:p>input_file: scott hall 071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76">
            <text:p>076</text:p>
          </table:table-cell>
          <table:table-cell table:style-name="ce4" table:formula="oooc:=CONCATENATE([.$A$1];&quot; &quot;;TEXT([.A75];&quot; 000&quot;);[.$B$1])" office:value-type="string" office:string-value="scott hall 076.JPG">
            <text:p>scott hall 076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71];&quot;[&quot;;[.C71];&quot;]&quot;)" office:value-type="string" office:string-value="input_file: scott hall 072.JPG[10]">
            <text:p>input_file: scott hall 072.JPG[10]</text:p>
          </table:table-cell>
          <table:table-cell table:number-columns-repeated="251"/>
        </table:table-row>
        <table:table-row table:style-name="ro1">
          <table:table-cell table:style-name="ce4" office:value-type="float" office:value="77">
            <text:p>077</text:p>
          </table:table-cell>
          <table:table-cell table:style-name="ce4" table:formula="oooc:=CONCATENATE([.$A$1];&quot; &quot;;TEXT([.A76];&quot; 000&quot;);[.$B$1])" office:value-type="string" office:string-value="scott hall 077.JPG">
            <text:p>scott hall 077.JPG</text:p>
          </table:table-cell>
          <table:table-cell office:value-type="float" office:value="10">
            <text:p>10</text:p>
          </table:table-cell>
          <table:table-cell/>
          <table:table-cell table:style-name="Default" table:formula="oooc:=CONCATENATE(&quot;input_file: &quot;;[.B72];&quot;[&quot;;[.C72];&quot;]&quot;)" office:value-type="string" office:string-value="input_file: scott hall 073.JPG[10]">
            <text:p>input_file: scott hall 073.JPG[10]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Default" table:formula="oooc:=CONCATENATE(&quot;input_file: &quot;;[.B73];&quot;[&quot;;[.C73];&quot;]&quot;)" office:value-type="string" office:string-value="input_file: scott hall 074.JPG[10]">
            <text:p>input_file: scott hall 074.JPG[10]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Default" table:formula="oooc:=CONCATENATE(&quot;input_file: &quot;;[.B74];&quot;[&quot;;[.C74];&quot;]&quot;)" office:value-type="string" office:string-value="input_file: scott hall 075.JPG[10]">
            <text:p>input_file: scott hall 075.JPG[10]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Default" table:formula="oooc:=CONCATENATE(&quot;input_file: &quot;;[.B75];&quot;[&quot;;[.C75];&quot;]&quot;)" office:value-type="string" office:string-value="input_file: scott hall 076.JPG[10]">
            <text:p>input_file: scott hall 076.JPG[10]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Default" table:formula="oooc:=CONCATENATE(&quot;input_file: &quot;;[.B76];&quot;[&quot;;[.C76];&quot;]&quot;)" office:value-type="string" office:string-value="input_file: scott hall 077.JPG[10]">
            <text:p>input_file: scott hall 077.JPG[10]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Default" office:value-type="string">
            <text:p>endview</text:p>
          </table:table-cell>
          <table:table-cell table:number-columns-repeated="251"/>
        </table:table-row>
        <table:table-row table:style-name="ro1" table:number-rows-repeated="10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KI Night" table:style-name="ta1" table:print="false">
        <table:table-column table:style-name="co1" table:default-cell-style-name="ce4"/>
        <table:table-column table:style-name="co6" table:default-cell-style-name="ce4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3" office:value-type="string">
            <text:p>lotImages</text:p>
          </table:table-cell>
          <table:table-cell table:style-name="ce3" office:value-type="string">
            <text:p>.JPG</text:p>
          </table:table-cell>
          <table:table-cell table:number-columns-repeated="2"/>
          <table:table-cell office:value-type="string">
            <text:p>startview</text:p>
          </table:table-cell>
        </table:table-row>
        <table:table-row table:style-name="ro1">
          <table:table-cell office:value-type="float" office:value="90">
            <text:p>090</text:p>
          </table:table-cell>
          <table:table-cell table:formula="oooc:=CONCATENATE([.$A$1];&quot; &quot;;TEXT([.A2];&quot; 000&quot;);[.$B$1])" office:value-type="string" office:string-value="lotImages 090.JPG">
            <text:p>lotImages 090.JPG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view_name: “PKI Night”</text:p>
          </table:table-cell>
        </table:table-row>
        <table:table-row table:style-name="ro1">
          <table:table-cell office:value-type="float" office:value="91">
            <text:p>091</text:p>
          </table:table-cell>
          <table:table-cell table:formula="oooc:=CONCATENATE([.$A$1];&quot; &quot;;TEXT([.A3];&quot; 000&quot;);[.$B$1])" office:value-type="string" office:string-value="lotImages 091.JPG">
            <text:p>lotImages 091.JPG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output_path: "/usr/local/tomcat/webapps/thesisApp/"</text:p>
          </table:table-cell>
        </table:table-row>
        <table:table-row table:style-name="ro1">
          <table:table-cell office:value-type="float" office:value="92">
            <text:p>092</text:p>
          </table:table-cell>
          <table:table-cell table:formula="oooc:=CONCATENATE([.$A$1];&quot; &quot;;TEXT([.A4];&quot; 000&quot;);[.$B$1])" office:value-type="string" office:string-value="lotImages 092.JPG">
            <text:p>lotImages 092.JPG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output_filename: "pkiwestnight.jpg"</text:p>
          </table:table-cell>
        </table:table-row>
        <table:table-row table:style-name="ro1">
          <table:table-cell office:value-type="float" office:value="93">
            <text:p>093</text:p>
          </table:table-cell>
          <table:table-cell table:formula="oooc:=CONCATENATE([.$A$1];&quot; &quot;;TEXT([.A5];&quot; 000&quot;);[.$B$1])" office:value-type="string" office:string-value="lotImages 093.JPG">
            <text:p>lotImages 093.JPG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input_path: "/home/rluedders/ImageFeeder/resized/"</text:p>
          </table:table-cell>
        </table:table-row>
        <table:table-row table:style-name="ro1">
          <table:table-cell office:value-type="float" office:value="94">
            <text:p>094</text:p>
          </table:table-cell>
          <table:table-cell table:formula="oooc:=CONCATENATE([.$A$1];&quot; &quot;;TEXT([.A6];&quot; 000&quot;);[.$B$1])" office:value-type="string" office:string-value="lotImages 094.JPG">
            <text:p>lotImages 094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2];&quot;[&quot;;[.C2];&quot;]&quot;)" office:value-type="string" office:string-value="input_file: lotImages 090.JPG[15]">
            <text:p>input_file: lotImages 090.JPG[15]</text:p>
          </table:table-cell>
        </table:table-row>
        <table:table-row table:style-name="ro1">
          <table:table-cell office:value-type="float" office:value="95">
            <text:p>095</text:p>
          </table:table-cell>
          <table:table-cell table:formula="oooc:=CONCATENATE([.$A$1];&quot; &quot;;TEXT([.A7];&quot; 000&quot;);[.$B$1])" office:value-type="string" office:string-value="lotImages 095.JPG">
            <text:p>lotImages 095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3];&quot;[&quot;;[.C3];&quot;]&quot;)" office:value-type="string" office:string-value="input_file: lotImages 091.JPG[15]">
            <text:p>input_file: lotImages 091.JPG[15]</text:p>
          </table:table-cell>
        </table:table-row>
        <table:table-row table:style-name="ro1">
          <table:table-cell office:value-type="float" office:value="96">
            <text:p>096</text:p>
          </table:table-cell>
          <table:table-cell table:formula="oooc:=CONCATENATE([.$A$1];&quot; &quot;;TEXT([.A8];&quot; 000&quot;);[.$B$1])" office:value-type="string" office:string-value="lotImages 096.JPG">
            <text:p>lotImages 096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4];&quot;[&quot;;[.C4];&quot;]&quot;)" office:value-type="string" office:string-value="input_file: lotImages 092.JPG[15]">
            <text:p>input_file: lotImages 092.JPG[15]</text:p>
          </table:table-cell>
        </table:table-row>
        <table:table-row table:style-name="ro1">
          <table:table-cell office:value-type="float" office:value="97">
            <text:p>097</text:p>
          </table:table-cell>
          <table:table-cell table:formula="oooc:=CONCATENATE([.$A$1];&quot; &quot;;TEXT([.A9];&quot; 000&quot;);[.$B$1])" office:value-type="string" office:string-value="lotImages 097.JPG">
            <text:p>lotImages 097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5];&quot;[&quot;;[.C5];&quot;]&quot;)" office:value-type="string" office:string-value="input_file: lotImages 093.JPG[15]">
            <text:p>input_file: lotImages 093.JPG[15]</text:p>
          </table:table-cell>
        </table:table-row>
        <table:table-row table:style-name="ro1">
          <table:table-cell office:value-type="float" office:value="98">
            <text:p>098</text:p>
          </table:table-cell>
          <table:table-cell table:formula="oooc:=CONCATENATE([.$A$1];&quot; &quot;;TEXT([.A10];&quot; 000&quot;);[.$B$1])" office:value-type="string" office:string-value="lotImages 098.JPG">
            <text:p>lotImages 098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6];&quot;[&quot;;[.C6];&quot;]&quot;)" office:value-type="string" office:string-value="input_file: lotImages 094.JPG[15]">
            <text:p>input_file: lotImages 094.JPG[15]</text:p>
          </table:table-cell>
        </table:table-row>
        <table:table-row table:style-name="ro1">
          <table:table-cell office:value-type="float" office:value="99">
            <text:p>099</text:p>
          </table:table-cell>
          <table:table-cell table:formula="oooc:=CONCATENATE([.$A$1];&quot; &quot;;TEXT([.A11];&quot; 000&quot;);[.$B$1])" office:value-type="string" office:string-value="lotImages 099.JPG">
            <text:p>lotImages 099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7];&quot;[&quot;;[.C7];&quot;]&quot;)" office:value-type="string" office:string-value="input_file: lotImages 095.JPG[15]">
            <text:p>input_file: lotImages 095.JPG[15]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ooc:=CONCATENATE([.$A$1];&quot; &quot;;TEXT([.A12];&quot; 000&quot;);[.$B$1])" office:value-type="string" office:string-value="lotImages 100.JPG">
            <text:p>lotImages 100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8];&quot;[&quot;;[.C8];&quot;]&quot;)" office:value-type="string" office:string-value="input_file: lotImages 096.JPG[15]">
            <text:p>input_file: lotImages 096.JPG[15]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ooc:=CONCATENATE([.$A$1];&quot; &quot;;TEXT([.A13];&quot; 000&quot;);[.$B$1])" office:value-type="string" office:string-value="lotImages 101.JPG">
            <text:p>lotImages 101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9];&quot;[&quot;;[.C9];&quot;]&quot;)" office:value-type="string" office:string-value="input_file: lotImages 097.JPG[15]">
            <text:p>input_file: lotImages 097.JPG[15]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ooc:=CONCATENATE([.$A$1];&quot; &quot;;TEXT([.A14];&quot; 000&quot;);[.$B$1])" office:value-type="string" office:string-value="lotImages 102.JPG">
            <text:p>lotImages 102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10];&quot;[&quot;;[.C10];&quot;]&quot;)" office:value-type="string" office:string-value="input_file: lotImages 098.JPG[15]">
            <text:p>input_file: lotImages 098.JPG[15]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ooc:=CONCATENATE([.$A$1];&quot; &quot;;TEXT([.A15];&quot; 000&quot;);[.$B$1])" office:value-type="string" office:string-value="lotImages 103.JPG">
            <text:p>lotImages 103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11];&quot;[&quot;;[.C11];&quot;]&quot;)" office:value-type="string" office:string-value="input_file: lotImages 099.JPG[15]">
            <text:p>input_file: lotImages 099.JPG[15]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ooc:=CONCATENATE([.$A$1];&quot; &quot;;TEXT([.A16];&quot; 000&quot;);[.$B$1])" office:value-type="string" office:string-value="lotImages 104.JPG">
            <text:p>lotImages 104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12];&quot;[&quot;;[.C12];&quot;]&quot;)" office:value-type="string" office:string-value="input_file: lotImages 100.JPG[15]">
            <text:p>input_file: lotImages 100.JPG[15]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ooc:=CONCATENATE([.$A$1];&quot; &quot;;TEXT([.A17];&quot; 000&quot;);[.$B$1])" office:value-type="string" office:string-value="lotImages 105.JPG">
            <text:p>lotImages 105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13];&quot;[&quot;;[.C13];&quot;]&quot;)" office:value-type="string" office:string-value="input_file: lotImages 101.JPG[15]">
            <text:p>input_file: lotImages 101.JPG[15]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ooc:=CONCATENATE([.$A$1];&quot; &quot;;TEXT([.A18];&quot; 000&quot;);[.$B$1])" office:value-type="string" office:string-value="lotImages 106.JPG">
            <text:p>lotImages 106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14];&quot;[&quot;;[.C14];&quot;]&quot;)" office:value-type="string" office:string-value="input_file: lotImages 102.JPG[15]">
            <text:p>input_file: lotImages 102.JPG[15]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ooc:=CONCATENATE([.$A$1];&quot; &quot;;TEXT([.A19];&quot; 000&quot;);[.$B$1])" office:value-type="string" office:string-value="lotImages 107.JPG">
            <text:p>lotImages 107.JPG</text:p>
          </table:table-cell>
          <table:table-cell office:value-type="float" office:value="15">
            <text:p>15</text:p>
          </table:table-cell>
          <table:table-cell/>
          <table:table-cell table:formula="oooc:=CONCATENATE(&quot;input_file: &quot;;[.B15];&quot;[&quot;;[.C15];&quot;]&quot;)" office:value-type="string" office:string-value="input_file: lotImages 103.JPG[15]">
            <text:p>input_file: lotImages 103.JPG[15]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ooc:=CONCATENATE(&quot;input_file: &quot;;[.B16];&quot;[&quot;;[.C16];&quot;]&quot;)" office:value-type="string" office:string-value="input_file: lotImages 104.JPG[15]">
            <text:p>input_file: lotImages 104.JPG[15]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ooc:=CONCATENATE(&quot;input_file: &quot;;[.B17];&quot;[&quot;;[.C17];&quot;]&quot;)" office:value-type="string" office:string-value="input_file: lotImages 105.JPG[15]">
            <text:p>input_file: lotImages 105.JPG[15]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ooc:=CONCATENATE(&quot;input_file: &quot;;[.B18];&quot;[&quot;;[.C18];&quot;]&quot;)" office:value-type="string" office:string-value="input_file: lotImages 106.JPG[15]">
            <text:p>input_file: lotImages 106.JPG[15]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ooc:=CONCATENATE(&quot;input_file: &quot;;[.B19];&quot;[&quot;;[.C19];&quot;]&quot;)" office:value-type="string" office:string-value="input_file: lotImages 107.JPG[15]">
            <text:p>input_file: lotImages 107.JPG[15]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string">
            <text:p>endvie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4">04/24/2008</text:date>, <text:time>21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rluedders</meta:initial-creator>
    <meta:creation-date>2008-04-24T02:40:24</meta:creation-date>
    <dc:creator>Ryan Luedders</dc:creator>
    <dc:date>2008-04-24T21:12:33</dc:date>
    <dc:language>en-US</dc:language>
    <meta:editing-cycles>9</meta:editing-cycles>
    <meta:editing-duration>PT36M6S</meta:editing-duration>
    <meta:user-defined meta:name="Info 1"/>
    <meta:user-defined meta:name="Info 2"/>
    <meta:user-defined meta:name="Info 3"/>
    <meta:user-defined meta:name="Info 4"/>
    <meta:document-statistic meta:table-count="3" meta:cell-count="750"/>
  </office:meta>
</office:document-meta>
</file>